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ext-properties style:text-line-through-style="solid" style:text-line-through-type="single"/>
    </style:style>
    <style:style style:name="ce7" style:family="table-cell" style:parent-style-name="Default" style:data-style-name="N6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23.67pt" svg:height="305.06pt" svg:x="71.21pt" svg:y="92.44pt">
            <draw:object draw:notify-on-update-of-ranges="Sheet1.F1:Sheet1.F201 Sheet1.G1:Sheet1.G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column table:style-name="co2" table:number-columns-repeated="7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sum of squares of pressures</text:p>
          </table:table-cell>
          <table:table-cell office:value-type="string" calcext:value-type="string">
            <text:p>ma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07978580261361" calcext:value-type="float">
            <text:p>0.0010797858026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5714519255235" calcext:value-type="float">
            <text:p>1.36E-06</text:p>
          </table:table-cell>
          <table:table-cell office:value-type="float" office:value="2" calcext:value-type="float">
            <text:p>2</text:p>
          </table:table-cell>
          <table:table-cell table:formula="of:=SQRT([.B2])" office:value-type="float" office:value="0.00116496574737301" calcext:value-type="float">
            <text:p>0.0011649657473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116496574737301" calcext:value-type="float">
            <text:p>0.00116496574737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116593737952591" calcext:value-type="float">
            <text:p>1.17E-06</text:p>
          </table:table-cell>
          <table:table-cell office:value-type="float" office:value="1" calcext:value-type="float">
            <text:p>1</text:p>
          </table:table-cell>
          <table:table-cell table:formula="of:=SQRT([.B3])" office:value-type="float" office:value="0.00107978580261361" calcext:value-type="float">
            <text:p>0.0010797858026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0022946728208194" calcext:value-type="float">
            <text:p>2.2946728208194E-07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0129886964030681" calcext:value-type="float">
            <text:p>1.30E-08</text:p>
          </table:table-cell>
          <table:table-cell office:value-type="float" office:value="40" calcext:value-type="float">
            <text:p>40</text:p>
          </table:table-cell>
          <table:table-cell table:formula="of:=SQRT([.B4])" office:value-type="float" office:value="0.000113967962178272" calcext:value-type="float">
            <text:p>0.0001139679621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0000913444078369849" calcext:value-type="float">
            <text:p>9.13444078369849E-08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0014739337766483" calcext:value-type="float">
            <text:p>1.47E-09</text:p>
          </table:table-cell>
          <table:table-cell office:value-type="float" office:value="28" calcext:value-type="float">
            <text:p>28</text:p>
          </table:table-cell>
          <table:table-cell table:formula="of:=SQRT([.B5])" office:value-type="float" office:value="0.0000383918451842094" calcext:value-type="float">
            <text:p>3.83918451842094E-05</text:p>
          </table:table-cell>
          <table:table-cell table:formula="of:=[.D18]/[.D5]" office:value-type="float" office:value="0.0521180380699689" calcext:value-type="float">
            <text:p>0.052118038069969</text:p>
          </table:table-cell>
          <table:table-cell office:value-type="float" office:value="5" calcext:value-type="float">
            <text:p>5</text:p>
          </table:table-cell>
          <table:table-cell office:value-type="float" office:value="0.0000000488738774640751" calcext:value-type="float">
            <text:p>4.88738774640751E-08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0003001064680535" calcext:value-type="float">
            <text:p>3.00E-10</text:p>
          </table:table-cell>
          <table:table-cell office:value-type="float" office:value="20" calcext:value-type="float">
            <text:p>20</text:p>
          </table:table-cell>
          <table:table-cell table:formula="of:=SQRT([.B6])" office:value-type="float" office:value="0.0000173235812710161" calcext:value-type="float">
            <text:p>1.73235812710161E-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0000578182468423407" calcext:value-type="float">
            <text:p>5.78182468423407E-08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00137127581389446" calcext:value-type="float">
            <text:p>1.37E-10</text:p>
          </table:table-cell>
          <table:table-cell office:value-type="float" office:value="16" calcext:value-type="float">
            <text:p>16</text:p>
          </table:table-cell>
          <table:table-cell table:formula="of:=SQRT([.B7])" office:value-type="float" office:value="0.0000117101486493317" calcext:value-type="float">
            <text:p>1.17101486493317E-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0000470318874466517" calcext:value-type="float">
            <text:p>4.70318874466517E-08</text:p>
          </table:table-cell>
          <table:table-cell table:formula="of:=[.G7]/[.G28]" office:value-type="float" office:value="0.00122504889309139" calcext:value-type="float">
            <text:p>0.00122504889309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0000757017062247903" calcext:value-type="float">
            <text:p>7.57E-11</text:p>
          </table:table-cell>
          <table:table-cell office:value-type="float" office:value="18" calcext:value-type="float">
            <text:p>18</text:p>
          </table:table-cell>
          <table:table-cell table:formula="of:=SQRT([.B8])" office:value-type="float" office:value="0.00000870067274552895" calcext:value-type="float">
            <text:p>8.70067274552895E-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00507756724097847" calcext:value-type="float">
            <text:p>5.07756724097847E-08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00073601106839816" calcext:value-type="float">
            <text:p>7.36E-11</text:p>
          </table:table-cell>
          <table:table-cell office:value-type="float" office:value="15" calcext:value-type="float">
            <text:p>15</text:p>
          </table:table-cell>
          <table:table-cell table:formula="of:=SQRT([.B9])" office:value-type="float" office:value="0.00000857910874390901" calcext:value-type="float">
            <text:p>8.57910874390901E-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0000377427989981015" calcext:value-type="float">
            <text:p>3.77427989981015E-08</text:p>
          </table:table-cell>
          <table:table-cell table:number-columns-repeated="1017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6" office:value-type="float" office:value="0.00000000003399818489" calcext:value-type="float">
            <text:p>3.40E-11</text:p>
          </table:table-cell>
          <table:table-cell office:value-type="float" office:value="999" calcext:value-type="float">
            <text:p>999</text:p>
          </table:table-cell>
          <table:table-cell table:formula="of:=SQRT([.B10])" office:value-type="float" office:value="0.00000583079624836951" calcext:value-type="float">
            <text:p>5.83079624836951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00485298969659468" calcext:value-type="float">
            <text:p>4.85298969659468E-08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0000193901526679335" calcext:value-type="float">
            <text:p>1.94E-11</text:p>
          </table:table-cell>
          <table:table-cell office:value-type="float" office:value="44" calcext:value-type="float">
            <text:p>44</text:p>
          </table:table-cell>
          <table:table-cell table:formula="of:=SQRT([.B11])" office:value-type="float" office:value="0.00000440342510642948" calcext:value-type="float">
            <text:p>4.40342510642948E-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0000395659727670909" calcext:value-type="float">
            <text:p>3.95659727670909E-08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0000899850823403289" calcext:value-type="float">
            <text:p>9.00E-12</text:p>
          </table:table-cell>
          <table:table-cell office:value-type="float" office:value="17" calcext:value-type="float">
            <text:p>17</text:p>
          </table:table-cell>
          <table:table-cell table:formula="of:=SQRT([.B12])" office:value-type="float" office:value="0.00000299975136203534" calcext:value-type="float">
            <text:p>2.99975136203534E-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00240890215480523" calcext:value-type="float">
            <text:p>2.40890215480523E-06</text:p>
          </table:table-cell>
          <table:table-cell table:formula="of:=[.G28]*0.047" office:value-type="float" office:value="0.00000180441672365784" calcext:value-type="float">
            <text:p>1.80441672365784E-06</text:p>
          </table:table-cell>
          <table:table-cell table:formula="of:=[.G12]/[.G16]" office:value-type="float" office:value="0.205710638433501" calcext:value-type="float">
            <text:p>0.20571063843350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000058028095914253" calcext:value-type="float">
            <text:p>5.80E-12</text:p>
          </table:table-cell>
          <table:table-cell office:value-type="float" office:value="12" calcext:value-type="float">
            <text:p>12</text:p>
          </table:table-cell>
          <table:table-cell table:formula="of:=SQRT([.B13])" office:value-type="float" office:value="0.00000240890215480523" calcext:value-type="float">
            <text:p>2.40890215480523E-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000890598711382197" calcext:value-type="float">
            <text:p>8.90598711382197E-07</text:p>
          </table:table-cell>
          <table:table-cell/>
          <table:table-cell table:formula="of:=[.G13]/[.G16]" office:value-type="float" office:value="0.0760535786565801" calcext:value-type="float">
            <text:p>0.0760535786565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0000055168389266104" calcext:value-type="float">
            <text:p>5.52E-12</text:p>
          </table:table-cell>
          <table:table-cell office:value-type="float" office:value="27" calcext:value-type="float">
            <text:p>27</text:p>
          </table:table-cell>
          <table:table-cell table:formula="of:=SQRT([.B14])" office:value-type="float" office:value="0.00000234879520746497" calcext:value-type="float">
            <text:p>2.34879520746497E-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00200090764888698" calcext:value-type="float">
            <text:p>2.00090764888698E-06</text:p>
          </table:table-cell>
          <table:table-cell table:formula="of:=[.G14]/[.G$28]" office:value-type="float" office:value="0.0521180380699689" calcext:value-type="float">
            <text:p>0.052118038069969</text:p>
          </table:table-cell>
          <table:table-cell table:formula="of:=[.G14]/[.G16]" office:value-type="float" office:value="0.170869534521337" calcext:value-type="float">
            <text:p>0.170869534521337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00000425110379361544" calcext:value-type="float">
            <text:p>4.25E-12</text:p>
          </table:table-cell>
          <table:table-cell office:value-type="float" office:value="29" calcext:value-type="float">
            <text:p>29</text:p>
          </table:table-cell>
          <table:table-cell table:formula="of:=SQRT([.B15])" office:value-type="float" office:value="0.00000206182050470341" calcext:value-type="float">
            <text:p>2.06182050470341E-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00857910874390901" calcext:value-type="float">
            <text:p>8.57910874390901E-06</text:p>
          </table:table-cell>
          <table:table-cell table:formula="of:=[.G15]/[.G$28]" office:value-type="float" office:value="0.223461745658362" calcext:value-type="float">
            <text:p>0.223461745658362</text:p>
          </table:table-cell>
          <table:table-cell table:formula="of:=[.G15]/[.G16]" office:value-type="float" office:value="0.732621677214882" calcext:value-type="float">
            <text:p>0.732621677214882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00000424336181278874" calcext:value-type="float">
            <text:p>4.24E-12</text:p>
          </table:table-cell>
          <table:table-cell office:value-type="float" office:value="30" calcext:value-type="float">
            <text:p>30</text:p>
          </table:table-cell>
          <table:table-cell table:formula="of:=SQRT([.B16])" office:value-type="float" office:value="0.00000205994218675883" calcext:value-type="float">
            <text:p>2.05994218675883E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117101486493317" calcext:value-type="float">
            <text:p>1.17101486493317E-05</text:p>
          </table:table-cell>
          <table:table-cell table:formula="of:=[.G28]*0.017" office:value-type="float" office:value="0.000000652661368131559" calcext:value-type="float">
            <text:p>6.52661368131559E-07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0000040216632062544" calcext:value-type="float">
            <text:p>4.02E-12</text:p>
          </table:table-cell>
          <table:table-cell office:value-type="float" office:value="41" calcext:value-type="float">
            <text:p>41</text:p>
          </table:table-cell>
          <table:table-cell table:formula="of:=SQRT([.B17])" office:value-type="float" office:value="0.00000200540848862629" calcext:value-type="float">
            <text:p>2.00540848862629E-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00299975136203534" calcext:value-type="float">
            <text:p>2.99975136203534E-06</text:p>
          </table:table-cell>
          <table:table-cell table:formula="of:=[.G17]/[.G$28]" office:value-type="float" office:value="0.0781351182169578" calcext:value-type="float">
            <text:p>0.078135118216958</text:p>
          </table:table-cell>
          <table:table-cell table:formula="of:=[.G17]/[.G16]" office:value-type="float" office:value="0.256166804697781" calcext:value-type="float">
            <text:p>0.25616680469778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0000400363141937441" calcext:value-type="float">
            <text:p>4.00E-12</text:p>
          </table:table-cell>
          <table:table-cell office:value-type="float" office:value="14" calcext:value-type="float">
            <text:p>14</text:p>
          </table:table-cell>
          <table:table-cell table:formula="of:=SQRT([.B18])" office:value-type="float" office:value="0.00000200090764888698" calcext:value-type="float">
            <text:p>2.00090764888698E-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00870067274552895" calcext:value-type="float">
            <text:p>8.70067274552895E-06</text:p>
          </table:table-cell>
          <table:table-cell table:number-columns-repeated="8"/>
          <table:table-cell table:formula="of:=178-33-14-14"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0000033329364139557" calcext:value-type="float">
            <text:p>3.33E-12</text:p>
          </table:table-cell>
          <table:table-cell office:value-type="float" office:value="39" calcext:value-type="float">
            <text:p>39</text:p>
          </table:table-cell>
          <table:table-cell table:formula="of:=SQRT([.B19])" office:value-type="float" office:value="0.00000182563315426613" calcext:value-type="float">
            <text:p>1.82563315426613E-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000224661989763633" calcext:value-type="float">
            <text:p>2.24661989763633E-07</text:p>
          </table:table-cell>
          <table:table-cell table:formula="of:=[.G19]/[.G$28]" office:value-type="float" office:value="0.00585181537083394" calcext:value-type="float">
            <text:p>0.005851815370834</text:p>
          </table:table-cell>
          <table:table-cell table:number-columns-repeated="7"/>
          <table:table-cell table:formula="of:=32+14+14+14+14+14+14"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00000305181873281258" calcext:value-type="float">
            <text:p>3.05E-12</text:p>
          </table:table-cell>
          <table:table-cell office:value-type="float" office:value="26" calcext:value-type="float">
            <text:p>26</text:p>
          </table:table-cell>
          <table:table-cell table:formula="of:=SQRT([.B20])" office:value-type="float" office:value="0.00000174694554374559" calcext:value-type="float">
            <text:p>1.74694554374559E-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173235812710161" calcext:value-type="float">
            <text:p>1.73235812710161E-05</text:p>
          </table:table-cell>
          <table:table-cell table:number-columns-repeated="8"/>
          <table:table-cell table:formula="of:=133-33-14-14-14-14-14-14-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00000159615018177779" calcext:value-type="float">
            <text:p>1.60E-12</text:p>
          </table:table-cell>
          <table:table-cell office:value-type="float" office:value="43" calcext:value-type="float">
            <text:p>43</text:p>
          </table:table-cell>
          <table:table-cell table:formula="of:=SQRT([.B21])" office:value-type="float" office:value="0.00000126338837329532" calcext:value-type="float">
            <text:p>1.26338837329532E-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0000366181389197705" calcext:value-type="float">
            <text:p>3.66181389197705E-08</text:p>
          </table:table-cell>
          <table:table-cell table:number-columns-repeated="2"/>
          <table:table-cell table:formula="of:=[.G22]/[.G44]" office:value-type="float" office:value="0.023993413473006" calcext:value-type="float">
            <text:p>0.023993413473006</text:p>
          </table:table-cell>
          <table:table-cell table:number-columns-repeated="5"/>
          <table:table-cell table:formula="of:=133-14"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00000087364813965303" calcext:value-type="float">
            <text:p>8.74E-13</text:p>
          </table:table-cell>
          <table:table-cell office:value-type="float" office:value="42" calcext:value-type="float">
            <text:p>42</text:p>
          </table:table-cell>
          <table:table-cell table:formula="of:=SQRT([.B22])" office:value-type="float" office:value="0.000000934691467626099" calcext:value-type="float">
            <text:p>9.34691467626099E-0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000105653199275978" calcext:value-type="float">
            <text:p>1.05653199275978E-07</text:p>
          </table:table-cell>
          <table:table-cell table:number-columns-repeated="8"/>
          <table:table-cell table:formula="of:=119-14"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0000079316606471563" calcext:value-type="float">
            <text:p>7.93E-13</text:p>
          </table:table-cell>
          <table:table-cell office:value-type="float" office:value="13" calcext:value-type="float">
            <text:p>13</text:p>
          </table:table-cell>
          <table:table-cell table:formula="of:=SQRT([.B23])" office:value-type="float" office:value="0.000000890598711382197" calcext:value-type="float">
            <text:p>8.90598711382197E-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00000643855458290573" calcext:value-type="float">
            <text:p>6.43855458290573E-08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0000000569031572128953" calcext:value-type="float">
            <text:p>5.69E-13</text:p>
          </table:table-cell>
          <table:table-cell office:value-type="float" office:value="55" calcext:value-type="float">
            <text:p>55</text:p>
          </table:table-cell>
          <table:table-cell table:formula="of:=SQRT([.B24])" office:value-type="float" office:value="0.000000754341813854272" calcext:value-type="float">
            <text:p>7.54341813854272E-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0000129178012049469" calcext:value-type="float">
            <text:p>1.29178012049469E-07</text:p>
          </table:table-cell>
          <table:table-cell table:number-columns-repeated="8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00000433173330646439" calcext:value-type="float">
            <text:p>4.33E-13</text:p>
          </table:table-cell>
          <table:table-cell office:value-type="float" office:value="56" calcext:value-type="float">
            <text:p>56</text:p>
          </table:table-cell>
          <table:table-cell table:formula="of:=SQRT([.B25])" office:value-type="float" office:value="0.000000658159046619006" calcext:value-type="float">
            <text:p>6.58159046619006E-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000382979369189237" calcext:value-type="float">
            <text:p>3.82979369189237E-07</text:p>
          </table:table-cell>
          <table:table-cell table:number-columns-repeated="8"/>
          <table:table-cell table:formula="of:=[.P24]-14"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7" office:value-type="float" office:value="0.000000000000367438271055794" calcext:value-type="float">
            <text:p>3.67E-13</text:p>
          </table:table-cell>
          <table:table-cell office:value-type="float" office:value="91" calcext:value-type="float">
            <text:p>91</text:p>
          </table:table-cell>
          <table:table-cell table:formula="of:=SQRT([.B26])" office:value-type="float" office:value="0.00000060616686733588" calcext:value-type="float">
            <text:p>6.0616686733588E-0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00174694554374559" calcext:value-type="float">
            <text:p>1.74694554374559E-06</text:p>
          </table:table-cell>
          <table:table-cell table:formula="of:=[.G26]/[.G$28]" office:value-type="float" office:value="0.0455030367872007" calcext:value-type="float">
            <text:p>0.045503036787201</text:p>
          </table:table-cell>
          <table:table-cell/>
          <table:table-cell table:formula="of:=[.G26]/[.G30]" office:value-type="float" office:value="0.848055617761917" calcext:value-type="float">
            <text:p>0.848055617761917</text:p>
          </table:table-cell>
          <table:table-cell table:number-columns-repeated="5"/>
          <table:table-cell table:formula="of:=[.P25]-14"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000000351908504205929" calcext:value-type="float">
            <text:p>3.52E-13</text:p>
          </table:table-cell>
          <table:table-cell office:value-type="float" office:value="31" calcext:value-type="float">
            <text:p>31</text:p>
          </table:table-cell>
          <table:table-cell table:formula="of:=SQRT([.B27])" office:value-type="float" office:value="0.00000059321876589158" calcext:value-type="float">
            <text:p>5.9321876589158E-0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000234879520746497" calcext:value-type="float">
            <text:p>2.34879520746497E-06</text:p>
          </table:table-cell>
          <table:table-cell table:formula="of:=[.G27]/[.G$28]" office:value-type="float" office:value="0.0611795342525248" calcext:value-type="float">
            <text:p>0.061179534252525</text:p>
          </table:table-cell>
          <table:table-cell/>
          <table:table-cell table:formula="of:=[.G27]/[.G30]" office:value-type="float" office:value="1.1402238483016" calcext:value-type="float">
            <text:p>1.1402238483016</text:p>
          </table:table-cell>
          <table:table-cell table:formula="of:=133-32" office:value-type="float" office:value="101" calcext:value-type="float">
            <text:p>101</text:p>
          </table:table-cell>
          <table:table-cell table:formula="of:=32+7*14+3" office:value-type="float" office:value="133" calcext:value-type="float">
            <text:p>133</text:p>
          </table:table-cell>
          <table:table-cell table:number-columns-repeated="3"/>
          <table:table-cell table:formula="of:=[.P26]-14"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000000200265869211498" calcext:value-type="float">
            <text:p>2.00E-13</text:p>
          </table:table-cell>
          <table:table-cell office:value-type="float" office:value="36" calcext:value-type="float">
            <text:p>36</text:p>
          </table:table-cell>
          <table:table-cell table:formula="of:=SQRT([.B28])" office:value-type="float" office:value="0.000000447510747593282" calcext:value-type="float">
            <text:p>4.47510747593282E-0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0383918451842094" calcext:value-type="float">
            <text:p>3.83918451842094E-05</text:p>
          </table:table-cell>
          <table:table-cell table:formula="of:=[.G28]/[.G$28]" office:value-type="float" office:value="1" calcext:value-type="float">
            <text:p>1</text:p>
          </table:table-cell>
          <table:table-cell table:number-columns-repeated="2"/>
          <table:table-cell table:formula="of:=[.K27]-14" office:value-type="float" office:value="87" calcext:value-type="float">
            <text:p>87</text:p>
          </table:table-cell>
          <table:table-cell table:number-columns-repeated="4"/>
          <table:table-cell table:formula="of:=[.P27]-14" office:value-type="float" office:value="77" calcext:value-type="float">
            <text:p>77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0000000173650466296111" calcext:value-type="float">
            <text:p>1.74E-13</text:p>
          </table:table-cell>
          <table:table-cell office:value-type="float" office:value="57" calcext:value-type="float">
            <text:p>57</text:p>
          </table:table-cell>
          <table:table-cell table:formula="of:=SQRT([.B29])" office:value-type="float" office:value="0.000000416713890212591" calcext:value-type="float">
            <text:p>4.16713890212591E-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000206182050470341" calcext:value-type="float">
            <text:p>2.06182050470341E-06</text:p>
          </table:table-cell>
          <table:table-cell table:formula="of:=[.G29]/[.G$28]" office:value-type="float" office:value="0.0537046472971152" calcext:value-type="float">
            <text:p>0.053704647297115</text:p>
          </table:table-cell>
          <table:table-cell/>
          <table:table-cell table:formula="of:=[.G29]/[.G30]" office:value-type="float" office:value="1.0009118304177" calcext:value-type="float">
            <text:p>1.0009118304177</text:p>
          </table:table-cell>
          <table:table-cell table:formula="of:=[.K28]-14" office:value-type="float" office:value="73" calcext:value-type="float">
            <text:p>73</text:p>
          </table:table-cell>
          <table:table-cell table:number-columns-repeated="4"/>
          <table:table-cell table:formula="of:=[.P28]-14" office:value-type="float" office:value="63" calcext:value-type="float">
            <text:p>63</text:p>
          </table:table-cell>
          <table:table-cell table:number-columns-repeated="4"/>
          <table:table-cell table:formula="of:=[.U28]-14" office:value-type="float" office:value="77" calcext:value-type="float">
            <text:p>77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000000167009795246644" calcext:value-type="float">
            <text:p>1.67E-13</text:p>
          </table:table-cell>
          <table:table-cell office:value-type="float" office:value="64" calcext:value-type="float">
            <text:p>64</text:p>
          </table:table-cell>
          <table:table-cell table:formula="of:=SQRT([.B30])" office:value-type="float" office:value="0.000000408668319357696" calcext:value-type="float">
            <text:p>4.08668319357696E-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00205994218675883" calcext:value-type="float">
            <text:p>2.05994218675883E-06</text:p>
          </table:table-cell>
          <table:table-cell table:number-columns-repeated="3"/>
          <table:table-cell table:formula="of:=[.K29]-14" office:value-type="float" office:value="59" calcext:value-type="float">
            <text:p>59</text:p>
          </table:table-cell>
          <table:table-cell table:number-columns-repeated="4"/>
          <table:table-cell table:formula="of:=[.P29]-14" office:value-type="float" office:value="49" calcext:value-type="float">
            <text:p>49</text:p>
          </table:table-cell>
          <table:table-cell table:number-columns-repeated="4"/>
          <table:table-cell table:formula="of:=[.U29]-14" office:value-type="float" office:value="63" calcext:value-type="float">
            <text:p>63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000000146673197224586" calcext:value-type="float">
            <text:p>1.47E-13</text:p>
          </table:table-cell>
          <table:table-cell office:value-type="float" office:value="25" calcext:value-type="float">
            <text:p>25</text:p>
          </table:table-cell>
          <table:table-cell table:formula="of:=SQRT([.B31])" office:value-type="float" office:value="0.000000382979369189237" calcext:value-type="float">
            <text:p>3.82979369189237E-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000059321876589158" calcext:value-type="float">
            <text:p>5.9321876589158E-07</text:p>
          </table:table-cell>
          <table:table-cell table:number-columns-repeated="2"/>
          <table:table-cell table:formula="of:=[.G31]/[.G30]" office:value-type="float" office:value="0.287978356725131" calcext:value-type="float">
            <text:p>0.287978356725131</text:p>
          </table:table-cell>
          <table:table-cell table:formula="of:=[.K30]-14" office:value-type="float" office:value="45" calcext:value-type="float">
            <text:p>45</text:p>
          </table:table-cell>
          <table:table-cell table:number-columns-repeated="9"/>
          <table:table-cell table:formula="of:=[.U30]-14"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000000128428642028474" calcext:value-type="float">
            <text:p>1.28E-13</text:p>
          </table:table-cell>
          <table:table-cell office:value-type="float" office:value="32" calcext:value-type="float">
            <text:p>32</text:p>
          </table:table-cell>
          <table:table-cell table:formula="of:=SQRT([.B32])" office:value-type="float" office:value="0.00000035836942116826" calcext:value-type="float">
            <text:p>3.5836942116826E-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0035836942116826" calcext:value-type="float">
            <text:p>3.5836942116826E-07</text:p>
          </table:table-cell>
          <table:table-cell table:number-columns-repeated="3"/>
          <table:table-cell table:formula="of:=[.K31]-14" office:value-type="float" office:value="31" calcext:value-type="float">
            <text:p>31</text:p>
          </table:table-cell>
          <table:table-cell table:number-columns-repeated="9"/>
          <table:table-cell table:formula="of:=[.U31]-14"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000000106591260108852" calcext:value-type="float">
            <text:p>1.07E-13</text:p>
          </table:table-cell>
          <table:table-cell office:value-type="float" office:value="38" calcext:value-type="float">
            <text:p>38</text:p>
          </table:table-cell>
          <table:table-cell table:formula="of:=SQRT([.B33])" office:value-type="float" office:value="0.000000326483169717601" calcext:value-type="float">
            <text:p>3.26483169717601E-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000011915541248429" calcext:value-type="float">
            <text:p>1.1915541248429E-07</text:p>
          </table:table-cell>
          <table:table-cell table:number-columns-repeated="3"/>
          <table:table-cell table:formula="of:=[.K32]-14" office:value-type="float" office:value="17" calcext:value-type="float">
            <text:p>17</text:p>
          </table:table-cell>
          <table:table-cell table:number-columns-repeated="9"/>
          <table:table-cell table:formula="of:=[.U32]-14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0000000942111847794354" calcext:value-type="float">
            <text:p>9.42E-14</text:p>
          </table:table-cell>
          <table:table-cell office:value-type="float" office:value="70" calcext:value-type="float">
            <text:p>70</text:p>
          </table:table-cell>
          <table:table-cell table:formula="of:=SQRT([.B34])" office:value-type="float" office:value="0.000000306938405513933" calcext:value-type="float">
            <text:p>3.06938405513933E-0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0000210710551767328" calcext:value-type="float">
            <text:p>2.10710551767328E-07</text:p>
          </table:table-cell>
          <table:table-cell table:number-columns-repeated="3"/>
          <table:table-cell table:formula="of:=[.K33]-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00000000734561002426647" calcext:value-type="float">
            <text:p>7.35E-14</text:p>
          </table:table-cell>
          <table:table-cell office:value-type="float" office:value="51" calcext:value-type="float">
            <text:p>51</text:p>
          </table:table-cell>
          <table:table-cell table:formula="of:=SQRT([.B35])" office:value-type="float" office:value="0.000000271027858794377" calcext:value-type="float">
            <text:p>2.71027858794377E-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00000565553753357834" calcext:value-type="float">
            <text:p>5.65553753357834E-08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00000000654066046526348" calcext:value-type="float">
            <text:p>6.54E-14</text:p>
          </table:table-cell>
          <table:table-cell office:value-type="float" office:value="53" calcext:value-type="float">
            <text:p>53</text:p>
          </table:table-cell>
          <table:table-cell table:formula="of:=SQRT([.B36])" office:value-type="float" office:value="0.000000255747149842642" calcext:value-type="float">
            <text:p>2.55747149842642E-0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0000447510747593282" calcext:value-type="float">
            <text:p>4.47510747593282E-07</text:p>
          </table:table-cell>
          <table:table-cell table:number-columns-repeated="9"/>
          <table:table-cell table:formula="of:=32+16*3"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00000000630669015295844" calcext:value-type="float">
            <text:p>6.31E-14</text:p>
          </table:table-cell>
          <table:table-cell office:value-type="float" office:value="67" calcext:value-type="float">
            <text:p>67</text:p>
          </table:table-cell>
          <table:table-cell table:formula="of:=SQRT([.B37])" office:value-type="float" office:value="0.000000251131243634846" calcext:value-type="float">
            <text:p>2.51131243634846E-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000016137766396669" calcext:value-type="float">
            <text:p>1.6137766396669E-07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000000054653824068388" calcext:value-type="float">
            <text:p>5.47E-14</text:p>
          </table:table-cell>
          <table:table-cell office:value-type="float" office:value="69" calcext:value-type="float">
            <text:p>69</text:p>
          </table:table-cell>
          <table:table-cell table:formula="of:=SQRT([.B38])" office:value-type="float" office:value="0.000000233781573414989" calcext:value-type="float">
            <text:p>2.33781573414989E-0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0000326483169717601" calcext:value-type="float">
            <text:p>3.26483169717601E-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00000526552335460727" calcext:value-type="float">
            <text:p>5.27E-14</text:p>
          </table:table-cell>
          <table:table-cell office:value-type="float" office:value="3" calcext:value-type="float">
            <text:p>3</text:p>
          </table:table-cell>
          <table:table-cell table:formula="of:=SQRT([.B39])" office:value-type="float" office:value="0.00000022946728208194" calcext:value-type="float">
            <text:p>2.2946728208194E-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000182563315426613" calcext:value-type="float">
            <text:p>1.82563315426613E-0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0000000504730096445549" calcext:value-type="float">
            <text:p>5.05E-14</text:p>
          </table:table-cell>
          <table:table-cell office:value-type="float" office:value="19" calcext:value-type="float">
            <text:p>19</text:p>
          </table:table-cell>
          <table:table-cell table:formula="of:=SQRT([.B40])" office:value-type="float" office:value="0.000000224661989763633" calcext:value-type="float">
            <text:p>2.24661989763633E-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113967962178272" calcext:value-type="float">
            <text:p>0.000113967962178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0449329561903579" calcext:value-type="float">
            <text:p>4.49E-14</text:p>
          </table:table-cell>
          <table:table-cell office:value-type="float" office:value="50" calcext:value-type="float">
            <text:p>50</text:p>
          </table:table-cell>
          <table:table-cell table:formula="of:=SQRT([.B41])" office:value-type="float" office:value="0.000000211973951678875" calcext:value-type="float">
            <text:p>2.11973951678875E-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00200540848862629" calcext:value-type="float">
            <text:p>2.00540848862629E-06</text:p>
          </table:table-cell>
          <table:table-cell table:number-columns-repeated="101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0.000000000000044398936626092" calcext:value-type="float">
            <text:p>4.44E-14</text:p>
          </table:table-cell>
          <table:table-cell office:value-type="float" office:value="34" calcext:value-type="float">
            <text:p>34</text:p>
          </table:table-cell>
          <table:table-cell table:formula="of:=SQRT([.B42])" office:value-type="float" office:value="0.000000210710551767328" calcext:value-type="float">
            <text:p>2.10710551767328E-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0000934691467626099" calcext:value-type="float">
            <text:p>9.34691467626099E-07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0000000426446594132191" calcext:value-type="float">
            <text:p>4.26E-14</text:p>
          </table:table-cell>
          <table:table-cell office:value-type="float" office:value="45" calcext:value-type="float">
            <text:p>45</text:p>
          </table:table-cell>
          <table:table-cell table:formula="of:=SQRT([.B43])" office:value-type="float" office:value="0.000000206505833847906" calcext:value-type="float">
            <text:p>2.06505833847906E-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00126338837329532" calcext:value-type="float">
            <text:p>1.26338837329532E-06</text:p>
          </table:table-cell>
          <table:table-cell table:number-columns-repeated="2"/>
          <table:table-cell table:formula="of:=[.G43]/[.G45]" office:value-type="float" office:value="6.1179306644955" calcext:value-type="float">
            <text:p>6.1179306644955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00000000371242668910014" calcext:value-type="float">
            <text:p>3.71E-14</text:p>
          </table:table-cell>
          <table:table-cell office:value-type="float" office:value="54" calcext:value-type="float">
            <text:p>54</text:p>
          </table:table-cell>
          <table:table-cell table:formula="of:=SQRT([.B44])" office:value-type="float" office:value="0.000000192676586255314" calcext:value-type="float">
            <text:p>1.92676586255314E-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000440342510642948" calcext:value-type="float">
            <text:p>4.40342510642948E-06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000000035892687075241" calcext:value-type="float">
            <text:p>3.59E-14</text:p>
          </table:table-cell>
          <table:table-cell office:value-type="float" office:value="48" calcext:value-type="float">
            <text:p>48</text:p>
          </table:table-cell>
          <table:table-cell table:formula="of:=SQRT([.B45])" office:value-type="float" office:value="0.000000189453654161753" calcext:value-type="float">
            <text:p>1.89453654161753E-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000206505833847906" calcext:value-type="float">
            <text:p>2.06505833847906E-07</text:p>
          </table:table-cell>
          <table:table-cell table:number-columns-repeated="2"/>
          <table:table-cell table:formula="of:=[.G45]/[.G31]" office:value-type="float" office:value="0.348110757314863" calcext:value-type="float">
            <text:p>0.348110757314863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00000003442176320123" calcext:value-type="float">
            <text:p>3.44E-14</text:p>
          </table:table-cell>
          <table:table-cell office:value-type="float" office:value="92" calcext:value-type="float">
            <text:p>92</text:p>
          </table:table-cell>
          <table:table-cell table:formula="of:=SQRT([.B46])" office:value-type="float" office:value="0.000000185531030292051" calcext:value-type="float">
            <text:p>1.85531030292051E-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00000929674713569336" calcext:value-type="float">
            <text:p>9.29674713569336E-08</text:p>
          </table:table-cell>
          <table:table-cell table:number-columns-repeated="2"/>
          <table:table-cell table:formula="of:=[.G46]/[.G45]" office:value-type="float" office:value="0.45019295399376" calcext:value-type="float">
            <text:p>0.45019295399376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0000000298591933689045" calcext:value-type="float">
            <text:p>2.99E-14</text:p>
          </table:table-cell>
          <table:table-cell office:value-type="float" office:value="105" calcext:value-type="float">
            <text:p>105</text:p>
          </table:table-cell>
          <table:table-cell table:formula="of:=SQRT([.B47])" office:value-type="float" office:value="0.000000172798128950821" calcext:value-type="float">
            <text:p>1.72798128950821E-0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00000657337086459221" calcext:value-type="float">
            <text:p>6.57337086459221E-08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0000000292166924880024" calcext:value-type="float">
            <text:p>2.92E-14</text:p>
          </table:table-cell>
          <table:table-cell office:value-type="float" office:value="77" calcext:value-type="float">
            <text:p>77</text:p>
          </table:table-cell>
          <table:table-cell table:formula="of:=SQRT([.B48])" office:value-type="float" office:value="0.000000170928910626618" calcext:value-type="float">
            <text:p>1.70928910626618E-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0000189453654161753" calcext:value-type="float">
            <text:p>1.89453654161753E-07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00000000289233172114167" calcext:value-type="float">
            <text:p>2.89E-14</text:p>
          </table:table-cell>
          <table:table-cell office:value-type="float" office:value="68" calcext:value-type="float">
            <text:p>68</text:p>
          </table:table-cell>
          <table:table-cell table:formula="of:=SQRT([.B49])" office:value-type="float" office:value="0.000000170068566206153" calcext:value-type="float">
            <text:p>1.70068566206153E-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00000726229258979619" calcext:value-type="float">
            <text:p>7.26229258979619E-08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000000028484931016483" calcext:value-type="float">
            <text:p>2.85E-14</text:p>
          </table:table-cell>
          <table:table-cell office:value-type="float" office:value="78" calcext:value-type="float">
            <text:p>78</text:p>
          </table:table-cell>
          <table:table-cell table:formula="of:=SQRT([.B50])" office:value-type="float" office:value="0.000000168774793782967" calcext:value-type="float">
            <text:p>1.68774793782967E-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00211973951678875" calcext:value-type="float">
            <text:p>2.11973951678875E-07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0000000265246386080022" calcext:value-type="float">
            <text:p>2.65E-14</text:p>
          </table:table-cell>
          <table:table-cell office:value-type="float" office:value="96" calcext:value-type="float">
            <text:p>96</text:p>
          </table:table-cell>
          <table:table-cell table:formula="of:=SQRT([.B51])" office:value-type="float" office:value="0.000000162863865261765" calcext:value-type="float">
            <text:p>1.62863865261765E-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00000271027858794377" calcext:value-type="float">
            <text:p>2.71027858794377E-07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0000000260427504273459" calcext:value-type="float">
            <text:p>2.60E-14</text:p>
          </table:table-cell>
          <table:table-cell office:value-type="float" office:value="37" calcext:value-type="float">
            <text:p>37</text:p>
          </table:table-cell>
          <table:table-cell table:formula="of:=SQRT([.B52])" office:value-type="float" office:value="0.00000016137766396669" calcext:value-type="float">
            <text:p>1.6137766396669E-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00000144596393698165" calcext:value-type="float">
            <text:p>1.44596393698165E-07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0000000241951552042822" calcext:value-type="float">
            <text:p>2.42E-14</text:p>
          </table:table-cell>
          <table:table-cell office:value-type="float" office:value="65" calcext:value-type="float">
            <text:p>65</text:p>
          </table:table-cell>
          <table:table-cell table:formula="of:=SQRT([.B53])" office:value-type="float" office:value="0.000000155547919318396" calcext:value-type="float">
            <text:p>1.55547919318396E-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00000255747149842642" calcext:value-type="float">
            <text:p>2.55747149842642E-07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00000000209081170705147" calcext:value-type="float">
            <text:p>2.09E-14</text:p>
          </table:table-cell>
          <table:table-cell office:value-type="float" office:value="52" calcext:value-type="float">
            <text:p>52</text:p>
          </table:table-cell>
          <table:table-cell table:formula="of:=SQRT([.B54])" office:value-type="float" office:value="0.000000144596393698165" calcext:value-type="float">
            <text:p>1.44596393698165E-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00000192676586255314" calcext:value-type="float">
            <text:p>1.92676586255314E-07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0000000181845437199163" calcext:value-type="float">
            <text:p>1.82E-14</text:p>
          </table:table-cell>
          <table:table-cell office:value-type="float" office:value="79" calcext:value-type="float">
            <text:p>79</text:p>
          </table:table-cell>
          <table:table-cell table:formula="of:=SQRT([.B55])" office:value-type="float" office:value="0.000000134850078679682" calcext:value-type="float">
            <text:p>1.34850078679682E-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0000754341813854272" calcext:value-type="float">
            <text:p>7.54341813854272E-07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0000000179146512823431" calcext:value-type="float">
            <text:p>1.79E-14</text:p>
          </table:table-cell>
          <table:table-cell office:value-type="float" office:value="71" calcext:value-type="float">
            <text:p>71</text:p>
          </table:table-cell>
          <table:table-cell table:formula="of:=SQRT([.B56])" office:value-type="float" office:value="0.000000133845624815842" calcext:value-type="float">
            <text:p>1.33845624815842E-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0000658159046619006" calcext:value-type="float">
            <text:p>6.58159046619006E-07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00000000172788163245851" calcext:value-type="float">
            <text:p>1.73E-14</text:p>
          </table:table-cell>
          <table:table-cell office:value-type="float" office:value="66" calcext:value-type="float">
            <text:p>66</text:p>
          </table:table-cell>
          <table:table-cell table:formula="of:=SQRT([.B57])" office:value-type="float" office:value="0.000000131448911462154" calcext:value-type="float">
            <text:p>1.31448911462154E-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000416713890212591" calcext:value-type="float">
            <text:p>4.16713890212591E-07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0000000166869587970528" calcext:value-type="float">
            <text:p>1.67E-14</text:p>
          </table:table-cell>
          <table:table-cell office:value-type="float" office:value="24" calcext:value-type="float">
            <text:p>24</text:p>
          </table:table-cell>
          <table:table-cell table:formula="of:=SQRT([.B58])" office:value-type="float" office:value="0.000000129178012049469" calcext:value-type="float">
            <text:p>1.29178012049469E-0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00000110356866481041" calcext:value-type="float">
            <text:p>1.10356866481041E-07</text:p>
          </table:table-cell>
          <table:table-cell table:number-columns-repeated="101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0.0000000000000141980123243014" calcext:value-type="float">
            <text:p>1.42E-14</text:p>
          </table:table-cell>
          <table:table-cell office:value-type="float" office:value="33" calcext:value-type="float">
            <text:p>33</text:p>
          </table:table-cell>
          <table:table-cell table:formula="of:=SQRT([.B59])" office:value-type="float" office:value="0.00000011915541248429" calcext:value-type="float">
            <text:p>1.1915541248429E-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000000611414887669777" calcext:value-type="float">
            <text:p>6.11414887669777E-08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00000000131344617011665" calcext:value-type="float">
            <text:p>1.31E-14</text:p>
          </table:table-cell>
          <table:table-cell office:value-type="float" office:value="104" calcext:value-type="float">
            <text:p>104</text:p>
          </table:table-cell>
          <table:table-cell table:formula="of:=SQRT([.B60])" office:value-type="float" office:value="0.000000114605679183741" calcext:value-type="float">
            <text:p>1.14605679183741E-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0000714979759892848" calcext:value-type="float">
            <text:p>7.14979759892848E-08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00000000121786379795143" calcext:value-type="float">
            <text:p>1.22E-14</text:p>
          </table:table-cell>
          <table:table-cell office:value-type="float" office:value="58" calcext:value-type="float">
            <text:p>58</text:p>
          </table:table-cell>
          <table:table-cell table:formula="of:=SQRT([.B61])" office:value-type="float" office:value="0.000000110356866481041" calcext:value-type="float">
            <text:p>1.10356866481041E-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000000695617220516688" calcext:value-type="float">
            <text:p>6.95617220516688E-0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0000000111625985172495" calcext:value-type="float">
            <text:p>1.12E-14</text:p>
          </table:table-cell>
          <table:table-cell office:value-type="float" office:value="22" calcext:value-type="float">
            <text:p>22</text:p>
          </table:table-cell>
          <table:table-cell table:formula="of:=SQRT([.B62])" office:value-type="float" office:value="0.000000105653199275978" calcext:value-type="float">
            <text:p>1.05653199275978E-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0000734909838660701" calcext:value-type="float">
            <text:p>7.34909838660701E-08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0000000104436146975919" calcext:value-type="float">
            <text:p>1.04E-14</text:p>
          </table:table-cell>
          <table:table-cell office:value-type="float" office:value="73" calcext:value-type="float">
            <text:p>73</text:p>
          </table:table-cell>
          <table:table-cell table:formula="of:=SQRT([.B63])" office:value-type="float" office:value="0.000000102194005194003" calcext:value-type="float">
            <text:p>1.02194005194003E-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0000101692063696646" calcext:value-type="float">
            <text:p>1.01692063696646E-07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00000000103412758188828" calcext:value-type="float">
            <text:p>1.03E-14</text:p>
          </table:table-cell>
          <table:table-cell office:value-type="float" office:value="63" calcext:value-type="float">
            <text:p>63</text:p>
          </table:table-cell>
          <table:table-cell table:formula="of:=SQRT([.B64])" office:value-type="float" office:value="0.000000101692063696646" calcext:value-type="float">
            <text:p>1.01692063696646E-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00408668319357696" calcext:value-type="float">
            <text:p>4.08668319357696E-07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000000010178836925495" calcext:value-type="float">
            <text:p>1.02E-14</text:p>
          </table:table-cell>
          <table:table-cell office:value-type="float" office:value="83" calcext:value-type="float">
            <text:p>83</text:p>
          </table:table-cell>
          <table:table-cell table:formula="of:=SQRT([.B65])" office:value-type="float" office:value="0.000000100890222150092" calcext:value-type="float">
            <text:p>1.00890222150092E-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0000155547919318396" calcext:value-type="float">
            <text:p>1.55547919318396E-07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22284830899297E-015" calcext:value-type="float">
            <text:p>9.22E-15</text:p>
          </table:table-cell>
          <table:table-cell office:value-type="float" office:value="82" calcext:value-type="float">
            <text:p>82</text:p>
          </table:table-cell>
          <table:table-cell table:formula="of:=SQRT([.B66])" office:value-type="float" office:value="0.0000000960356616522892" calcext:value-type="float">
            <text:p>9.60356616522892E-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0000131448911462154" calcext:value-type="float">
            <text:p>1.31448911462154E-07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16217934109237E-015" calcext:value-type="float">
            <text:p>9.16E-15</text:p>
          </table:table-cell>
          <table:table-cell office:value-type="float" office:value="84" calcext:value-type="float">
            <text:p>84</text:p>
          </table:table-cell>
          <table:table-cell table:formula="of:=SQRT([.B67])" office:value-type="float" office:value="0.0000000957192736134806" calcext:value-type="float">
            <text:p>9.57192736134806E-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00000251131243634846" calcext:value-type="float">
            <text:p>2.51131243634846E-07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64295073050227E-015" calcext:value-type="float">
            <text:p>8.64E-15</text:p>
          </table:table-cell>
          <table:table-cell office:value-type="float" office:value="46" calcext:value-type="float">
            <text:p>46</text:p>
          </table:table-cell>
          <table:table-cell table:formula="of:=SQRT([.B68])" office:value-type="float" office:value="0.0000000929674713569336" calcext:value-type="float">
            <text:p>9.29674713569336E-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0000170068566206153" calcext:value-type="float">
            <text:p>1.70068566206153E-07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61237659301718E-015" calcext:value-type="float">
            <text:p>8.61E-15</text:p>
          </table:table-cell>
          <table:table-cell office:value-type="float" office:value="97" calcext:value-type="float">
            <text:p>97</text:p>
          </table:table-cell>
          <table:table-cell table:formula="of:=SQRT([.B69])" office:value-type="float" office:value="0.0000000928028910811359" calcext:value-type="float">
            <text:p>9.28028910811359E-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0000233781573414989" calcext:value-type="float">
            <text:p>2.33781573414989E-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4380084308942E-015" calcext:value-type="float">
            <text:p>8.34E-15</text:p>
          </table:table-cell>
          <table:table-cell office:value-type="float" office:value="4" calcext:value-type="float">
            <text:p>4</text:p>
          </table:table-cell>
          <table:table-cell table:formula="of:=SQRT([.B70])" office:value-type="float" office:value="0.0000000913444078369849" calcext:value-type="float">
            <text:p>9.13444078369849E-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000306938405513933" calcext:value-type="float">
            <text:p>3.06938405513933E-07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29083940525043E-015" calcext:value-type="float">
            <text:p>8.29E-15</text:p>
          </table:table-cell>
          <table:table-cell office:value-type="float" office:value="81" calcext:value-type="float">
            <text:p>81</text:p>
          </table:table-cell>
          <table:table-cell table:formula="of:=SQRT([.B71])" office:value-type="float" office:value="0.0000000910540466165586" calcext:value-type="float">
            <text:p>9.10540466165586E-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0000133845624815842" calcext:value-type="float">
            <text:p>1.33845624815842E-07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53639646683219E-015" calcext:value-type="float">
            <text:p>7.54E-15</text:p>
          </table:table-cell>
          <table:table-cell office:value-type="float" office:value="103" calcext:value-type="float">
            <text:p>103</text:p>
          </table:table-cell>
          <table:table-cell table:formula="of:=SQRT([.B72])" office:value-type="float" office:value="0.0000000868124211552252" calcext:value-type="float">
            <text:p>8.68124211552252E-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000000575118438243511" calcext:value-type="float">
            <text:p>5.75118438243511E-08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43470907874063E-015" calcext:value-type="float">
            <text:p>7.43E-15</text:p>
          </table:table-cell>
          <table:table-cell office:value-type="float" office:value="85" calcext:value-type="float">
            <text:p>85</text:p>
          </table:table-cell>
          <table:table-cell table:formula="of:=SQRT([.B73])" office:value-type="float" office:value="0.0000000862247590819518" calcext:value-type="float">
            <text:p>8.62247590819518E-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00000102194005194003" calcext:value-type="float">
            <text:p>1.02194005194003E-07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14135930051898E-015" calcext:value-type="float">
            <text:p>7.14E-15</text:p>
          </table:table-cell>
          <table:table-cell office:value-type="float" office:value="133" calcext:value-type="float">
            <text:p>133</text:p>
          </table:table-cell>
          <table:table-cell table:formula="of:=SQRT([.B74])" office:value-type="float" office:value="0.0000000845065636534759" calcext:value-type="float">
            <text:p>8.45065636534759E-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00000716986699323506" calcext:value-type="float">
            <text:p>7.16986699323506E-08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90617975481309E-015" calcext:value-type="float">
            <text:p>5.91E-15</text:p>
          </table:table-cell>
          <table:table-cell office:value-type="float" office:value="118" calcext:value-type="float">
            <text:p>118</text:p>
          </table:table-cell>
          <table:table-cell table:formula="of:=SQRT([.B75])" office:value-type="float" office:value="0.0000000768516737281179" calcext:value-type="float">
            <text:p>7.68516737281179E-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00000643461362102174" calcext:value-type="float">
            <text:p>6.43461362102174E-08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43668867797102E-015" calcext:value-type="float">
            <text:p>5.44E-15</text:p>
          </table:table-cell>
          <table:table-cell office:value-type="float" office:value="115" calcext:value-type="float">
            <text:p>115</text:p>
          </table:table-cell>
          <table:table-cell table:formula="of:=SQRT([.B76])" office:value-type="float" office:value="0.0000000737339045349629" calcext:value-type="float">
            <text:p>7.37339045349629E-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0000678956764263411" calcext:value-type="float">
            <text:p>6.78956764263411E-08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4333183811259E-015" calcext:value-type="float">
            <text:p>5.43E-15</text:p>
          </table:table-cell>
          <table:table-cell office:value-type="float" office:value="106" calcext:value-type="float">
            <text:p>106</text:p>
          </table:table-cell>
          <table:table-cell table:formula="of:=SQRT([.B77])" office:value-type="float" office:value="0.0000000737110465339212" calcext:value-type="float">
            <text:p>7.37110465339212E-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0000170928910626618" calcext:value-type="float">
            <text:p>1.70928910626618E-07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40092470960297E-015" calcext:value-type="float">
            <text:p>5.40E-15</text:p>
          </table:table-cell>
          <table:table-cell office:value-type="float" office:value="62" calcext:value-type="float">
            <text:p>62</text:p>
          </table:table-cell>
          <table:table-cell table:formula="of:=SQRT([.B78])" office:value-type="float" office:value="0.0000000734909838660701" calcext:value-type="float">
            <text:p>7.34909838660701E-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0000168774793782967" calcext:value-type="float">
            <text:p>1.68774793782967E-07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3875707591465E-015" calcext:value-type="float">
            <text:p>5.39E-15</text:p>
          </table:table-cell>
          <table:table-cell office:value-type="float" office:value="89" calcext:value-type="float">
            <text:p>89</text:p>
          </table:table-cell>
          <table:table-cell table:formula="of:=SQRT([.B79])" office:value-type="float" office:value="0.0000000734000732911521" calcext:value-type="float">
            <text:p>7.34000732911521E-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000134850078679682" calcext:value-type="float">
            <text:p>1.34850078679682E-07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31778197177703E-015" calcext:value-type="float">
            <text:p>5.32E-15</text:p>
          </table:table-cell>
          <table:table-cell office:value-type="float" office:value="95" calcext:value-type="float">
            <text:p>95</text:p>
          </table:table-cell>
          <table:table-cell table:formula="of:=SQRT([.B80])" office:value-type="float" office:value="0.0000000729231237110495" calcext:value-type="float">
            <text:p>7.29231237110495E-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000552959058747181" calcext:value-type="float">
            <text:p>5.52959058747181E-08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27408936598086E-015" calcext:value-type="float">
            <text:p>5.27E-15</text:p>
          </table:table-cell>
          <table:table-cell office:value-type="float" office:value="49" calcext:value-type="float">
            <text:p>49</text:p>
          </table:table-cell>
          <table:table-cell table:formula="of:=SQRT([.B81])" office:value-type="float" office:value="0.0000000726229258979619" calcext:value-type="float">
            <text:p>7.26229258979619E-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00000910540466165586" calcext:value-type="float">
            <text:p>9.10540466165586E-08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14069927006816E-015" calcext:value-type="float">
            <text:p>5.14E-15</text:p>
          </table:table-cell>
          <table:table-cell office:value-type="float" office:value="74" calcext:value-type="float">
            <text:p>74</text:p>
          </table:table-cell>
          <table:table-cell table:formula="of:=SQRT([.B82])" office:value-type="float" office:value="0.0000000716986699323506" calcext:value-type="float">
            <text:p>7.16986699323506E-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00000960356616522892" calcext:value-type="float">
            <text:p>9.60356616522892E-08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11196057056435E-015" calcext:value-type="float">
            <text:p>5.11E-15</text:p>
          </table:table-cell>
          <table:table-cell office:value-type="float" office:value="60" calcext:value-type="float">
            <text:p>60</text:p>
          </table:table-cell>
          <table:table-cell table:formula="of:=SQRT([.B83])" office:value-type="float" office:value="0.0000000714979759892848" calcext:value-type="float">
            <text:p>7.14979759892848E-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00000100890222150092" calcext:value-type="float">
            <text:p>1.00890222150092E-07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83883317479362E-015" calcext:value-type="float">
            <text:p>4.84E-15</text:p>
          </table:table-cell>
          <table:table-cell office:value-type="float" office:value="61" calcext:value-type="float">
            <text:p>61</text:p>
          </table:table-cell>
          <table:table-cell table:formula="of:=SQRT([.B84])" office:value-type="float" office:value="0.0000000695617220516688" calcext:value-type="float">
            <text:p>6.95617220516688E-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00000957192736134806" calcext:value-type="float">
            <text:p>9.57192736134806E-08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62234119218201E-015" calcext:value-type="float">
            <text:p>4.62E-15</text:p>
          </table:table-cell>
          <table:table-cell office:value-type="float" office:value="119" calcext:value-type="float">
            <text:p>119</text:p>
          </table:table-cell>
          <table:table-cell table:formula="of:=SQRT([.B85])" office:value-type="float" office:value="0.0000000679878017896005" calcext:value-type="float">
            <text:p>6.79878017896005E-0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00000862247590819518" calcext:value-type="float">
            <text:p>8.62247590819518E-08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60982287739041E-015" calcext:value-type="float">
            <text:p>4.61E-15</text:p>
          </table:table-cell>
          <table:table-cell office:value-type="float" office:value="76" calcext:value-type="float">
            <text:p>76</text:p>
          </table:table-cell>
          <table:table-cell table:formula="of:=SQRT([.B86])" office:value-type="float" office:value="0.0000000678956764263411" calcext:value-type="float">
            <text:p>6.78956764263411E-0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00000054932409044547" calcext:value-type="float">
            <text:p>5.4932409044547E-08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32092045234697E-015" calcext:value-type="float">
            <text:p>4.32E-15</text:p>
          </table:table-cell>
          <table:table-cell office:value-type="float" office:value="47" calcext:value-type="float">
            <text:p>47</text:p>
          </table:table-cell>
          <table:table-cell table:formula="of:=SQRT([.B87])" office:value-type="float" office:value="0.0000000657337086459221" calcext:value-type="float">
            <text:p>6.57337086459221E-0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000000656739778545689" calcext:value-type="float">
            <text:p>6.56739778545689E-08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31307136724241E-015" calcext:value-type="float">
            <text:p>4.31E-15</text:p>
          </table:table-cell>
          <table:table-cell office:value-type="float" office:value="87" calcext:value-type="float">
            <text:p>87</text:p>
          </table:table-cell>
          <table:table-cell table:formula="of:=SQRT([.B88])" office:value-type="float" office:value="0.0000000656739778545689" calcext:value-type="float">
            <text:p>6.56739778545689E-0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0000467975760822852" calcext:value-type="float">
            <text:p>4.67975760822852E-08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14549851170564E-015" calcext:value-type="float">
            <text:p>4.15E-15</text:p>
          </table:table-cell>
          <table:table-cell office:value-type="float" office:value="23" calcext:value-type="float">
            <text:p>23</text:p>
          </table:table-cell>
          <table:table-cell table:formula="of:=SQRT([.B89])" office:value-type="float" office:value="0.0000000643855458290573" calcext:value-type="float">
            <text:p>6.43855458290573E-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0000734000732911521" calcext:value-type="float">
            <text:p>7.34000732911521E-08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14042524518385E-015" calcext:value-type="float">
            <text:p>4.14E-15</text:p>
          </table:table-cell>
          <table:table-cell office:value-type="float" office:value="75" calcext:value-type="float">
            <text:p>75</text:p>
          </table:table-cell>
          <table:table-cell table:formula="of:=SQRT([.B90])" office:value-type="float" office:value="0.0000000643461362102174" calcext:value-type="float">
            <text:p>6.43461362102174E-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0000519389700461005" calcext:value-type="float">
            <text:p>5.19389700461005E-08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08969458647631E-015" calcext:value-type="float">
            <text:p>4.09E-15</text:p>
          </table:table-cell>
          <table:table-cell office:value-type="float" office:value="117" calcext:value-type="float">
            <text:p>117</text:p>
          </table:table-cell>
          <table:table-cell table:formula="of:=SQRT([.B91])" office:value-type="float" office:value="0.0000000639507199840339" calcext:value-type="float">
            <text:p>6.39507199840339E-0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000060616686733588" calcext:value-type="float">
            <text:p>6.0616686733588E-07</text:p>
          </table:table-cell>
          <table:table-cell/>
          <table:table-cell office:value-type="string" calcext:value-type="string">
            <text:p>toluene w 92,65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73828164864246E-015" calcext:value-type="float">
            <text:p>3.74E-15</text:p>
          </table:table-cell>
          <table:table-cell office:value-type="float" office:value="59" calcext:value-type="float">
            <text:p>59</text:p>
          </table:table-cell>
          <table:table-cell table:formula="of:=SQRT([.B92])" office:value-type="float" office:value="0.0000000611414887669777" calcext:value-type="float">
            <text:p>6.11414887669777E-0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00000185531030292051" calcext:value-type="float">
            <text:p>1.85531030292051E-0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9901744302486E-015" calcext:value-type="float">
            <text:p>3.50E-15</text:p>
          </table:table-cell>
          <table:table-cell office:value-type="float" office:value="100" calcext:value-type="float">
            <text:p>100</text:p>
          </table:table-cell>
          <table:table-cell table:formula="of:=SQRT([.B93])" office:value-type="float" office:value="0.0000000591524931260286" calcext:value-type="float">
            <text:p>5.91524931260286E-0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00000542279460327378" calcext:value-type="float">
            <text:p>5.42279460327378E-08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46038532622631E-015" calcext:value-type="float">
            <text:p>3.46E-15</text:p>
          </table:table-cell>
          <table:table-cell office:value-type="float" office:value="140" calcext:value-type="float">
            <text:p>140</text:p>
          </table:table-cell>
          <table:table-cell table:formula="of:=SQRT([.B94])" office:value-type="float" office:value="0.0000000588250399594111" calcext:value-type="float">
            <text:p>5.88250399594111E-0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00000475263092538638" calcext:value-type="float">
            <text:p>4.75263092538638E-0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4294966792184E-015" calcext:value-type="float">
            <text:p>3.34E-15</text:p>
          </table:table-cell>
          <table:table-cell office:value-type="float" office:value="6" calcext:value-type="float">
            <text:p>6</text:p>
          </table:table-cell>
          <table:table-cell table:formula="of:=SQRT([.B95])" office:value-type="float" office:value="0.0000000578182468423407" calcext:value-type="float">
            <text:p>5.78182468423407E-0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00000729231237110495" calcext:value-type="float">
            <text:p>7.29231237110495E-08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30761218007655E-015" calcext:value-type="float">
            <text:p>3.31E-15</text:p>
          </table:table-cell>
          <table:table-cell office:value-type="float" office:value="72" calcext:value-type="float">
            <text:p>72</text:p>
          </table:table-cell>
          <table:table-cell table:formula="of:=SQRT([.B96])" office:value-type="float" office:value="0.0000000575118438243511" calcext:value-type="float">
            <text:p>5.75118438243511E-0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000162863865261765" calcext:value-type="float">
            <text:p>1.62863865261765E-07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22803494028296E-015" calcext:value-type="float">
            <text:p>3.23E-15</text:p>
          </table:table-cell>
          <table:table-cell office:value-type="float" office:value="101" calcext:value-type="float">
            <text:p>101</text:p>
          </table:table-cell>
          <table:table-cell table:formula="of:=SQRT([.B97])" office:value-type="float" office:value="0.0000000568157983335882" calcext:value-type="float">
            <text:p>5.68157983335882E-0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000000928028910811359" calcext:value-type="float">
            <text:p>9.28028910811359E-08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19851047937134E-015" calcext:value-type="float">
            <text:p>3.20E-15</text:p>
          </table:table-cell>
          <table:table-cell office:value-type="float" office:value="35" calcext:value-type="float">
            <text:p>35</text:p>
          </table:table-cell>
          <table:table-cell table:formula="of:=SQRT([.B98])" office:value-type="float" office:value="0.0000000565553753357834" calcext:value-type="float">
            <text:p>5.65553753357834E-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000000529350453982055" calcext:value-type="float">
            <text:p>5.29350453982055E-08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9503390620799E-015" calcext:value-type="float">
            <text:p>3.10E-15</text:p>
          </table:table-cell>
          <table:table-cell office:value-type="float" office:value="128" calcext:value-type="float">
            <text:p>128</text:p>
          </table:table-cell>
          <table:table-cell table:formula="of:=SQRT([.B99])" office:value-type="float" office:value="0.0000000556330289145575" calcext:value-type="float">
            <text:p>5.56330289145575E-0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00000457109974835019" calcext:value-type="float">
            <text:p>4.57109974835019E-08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05763720650568E-015" calcext:value-type="float">
            <text:p>3.06E-15</text:p>
          </table:table-cell>
          <table:table-cell office:value-type="float" office:value="80" calcext:value-type="float">
            <text:p>80</text:p>
          </table:table-cell>
          <table:table-cell table:formula="of:=SQRT([.B100])" office:value-type="float" office:value="0.0000000552959058747181" calcext:value-type="float">
            <text:p>5.52959058747181E-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00591524931260286" calcext:value-type="float">
            <text:p>5.91524931260286E-08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02884185807118E-015" calcext:value-type="float">
            <text:p>3.03E-15</text:p>
          </table:table-cell>
          <table:table-cell office:value-type="float" office:value="107" calcext:value-type="float">
            <text:p>107</text:p>
          </table:table-cell>
          <table:table-cell table:formula="of:=SQRT([.B101])" office:value-type="float" office:value="0.0000000550349149001902" calcext:value-type="float">
            <text:p>5.50349149001902E-0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000000568157983335882" calcext:value-type="float">
            <text:p>5.68157983335882E-08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01756956343743E-015" calcext:value-type="float">
            <text:p>3.02E-15</text:p>
          </table:table-cell>
          <table:table-cell office:value-type="float" office:value="86" calcext:value-type="float">
            <text:p>86</text:p>
          </table:table-cell>
          <table:table-cell table:formula="of:=SQRT([.B102])" office:value-type="float" office:value="0.000000054932409044547" calcext:value-type="float">
            <text:p>5.4932409044547E-0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0000051832624379335" calcext:value-type="float">
            <text:p>5.1832624379335E-08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94067013092952E-015" calcext:value-type="float">
            <text:p>2.94E-15</text:p>
          </table:table-cell>
          <table:table-cell office:value-type="float" office:value="93" calcext:value-type="float">
            <text:p>93</text:p>
          </table:table-cell>
          <table:table-cell table:formula="of:=SQRT([.B103])" office:value-type="float" office:value="0.0000000542279460327378" calcext:value-type="float">
            <text:p>5.42279460327378E-0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000868124211552252" calcext:value-type="float">
            <text:p>8.68124211552252E-08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88406364904359E-015" calcext:value-type="float">
            <text:p>2.88E-15</text:p>
          </table:table-cell>
          <table:table-cell office:value-type="float" office:value="161" calcext:value-type="float">
            <text:p>161</text:p>
          </table:table-cell>
          <table:table-cell table:formula="of:=SQRT([.B104])" office:value-type="float" office:value="0.0000000537034789286838" calcext:value-type="float">
            <text:p>5.37034789286838E-0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00000114605679183741" calcext:value-type="float">
            <text:p>1.14605679183741E-07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82079679577123E-015" calcext:value-type="float">
            <text:p>2.82E-15</text:p>
          </table:table-cell>
          <table:table-cell office:value-type="float" office:value="121" calcext:value-type="float">
            <text:p>121</text:p>
          </table:table-cell>
          <table:table-cell table:formula="of:=SQRT([.B105])" office:value-type="float" office:value="0.0000000531111739257497" calcext:value-type="float">
            <text:p>5.31111739257497E-0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0000172798128950821" calcext:value-type="float">
            <text:p>1.72798128950821E-07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80211903131008E-015" calcext:value-type="float">
            <text:p>2.80E-15</text:p>
          </table:table-cell>
          <table:table-cell office:value-type="float" office:value="98" calcext:value-type="float">
            <text:p>98</text:p>
          </table:table-cell>
          <table:table-cell table:formula="of:=SQRT([.B106])" office:value-type="float" office:value="0.0000000529350453982055" calcext:value-type="float">
            <text:p>5.29350453982055E-0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000000737110465339212" calcext:value-type="float">
            <text:p>7.37110465339212E-08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75687908755611E-015" calcext:value-type="float">
            <text:p>2.76E-15</text:p>
          </table:table-cell>
          <table:table-cell office:value-type="float" office:value="113" calcext:value-type="float">
            <text:p>113</text:p>
          </table:table-cell>
          <table:table-cell table:formula="of:=SQRT([.B107])" office:value-type="float" office:value="0.0000000525059909682325" calcext:value-type="float">
            <text:p>5.25059909682325E-0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000000550349149001902" calcext:value-type="float">
            <text:p>5.50349149001902E-08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73908306004191E-015" calcext:value-type="float">
            <text:p>2.74E-15</text:p>
          </table:table-cell>
          <table:table-cell office:value-type="float" office:value="127" calcext:value-type="float">
            <text:p>127</text:p>
          </table:table-cell>
          <table:table-cell table:formula="of:=SQRT([.B108])" office:value-type="float" office:value="0.0000000523362499615889" calcext:value-type="float">
            <text:p>5.23362499615889E-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000000478312445324088" calcext:value-type="float">
            <text:p>4.78312445324088E-08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69765660944972E-015" calcext:value-type="float">
            <text:p>2.70E-15</text:p>
          </table:table-cell>
          <table:table-cell office:value-type="float" office:value="90" calcext:value-type="float">
            <text:p>90</text:p>
          </table:table-cell>
          <table:table-cell table:formula="of:=SQRT([.B109])" office:value-type="float" office:value="0.0000000519389700461005" calcext:value-type="float">
            <text:p>5.19389700461005E-0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000000488703216829057" calcext:value-type="float">
            <text:p>4.88703216829057E-08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68662095004923E-015" calcext:value-type="float">
            <text:p>2.69E-15</text:p>
          </table:table-cell>
          <table:table-cell office:value-type="float" office:value="102" calcext:value-type="float">
            <text:p>102</text:p>
          </table:table-cell>
          <table:table-cell table:formula="of:=SQRT([.B110])" office:value-type="float" office:value="0.000000051832624379335" calcext:value-type="float">
            <text:p>5.1832624379335E-0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000465328106025555" calcext:value-type="float">
            <text:p>4.65328106025555E-08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60295113610313E-015" calcext:value-type="float">
            <text:p>2.60E-15</text:p>
          </table:table-cell>
          <table:table-cell office:value-type="float" office:value="160" calcext:value-type="float">
            <text:p>160</text:p>
          </table:table-cell>
          <table:table-cell table:formula="of:=SQRT([.B111])" office:value-type="float" office:value="0.0000000510191251993126" calcext:value-type="float">
            <text:p>5.10191251993126E-0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00000444862772603002" calcext:value-type="float">
            <text:p>4.44862772603002E-0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7816890866577E-015" calcext:value-type="float">
            <text:p>2.58E-15</text:p>
          </table:table-cell>
          <table:table-cell office:value-type="float" office:value="8" calcext:value-type="float">
            <text:p>8</text:p>
          </table:table-cell>
          <table:table-cell table:formula="of:=SQRT([.B112])" office:value-type="float" office:value="0.0000000507756724097847" calcext:value-type="float">
            <text:p>5.07756724097847E-0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000000505499190971819" calcext:value-type="float">
            <text:p>5.05499190971819E-08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55529432073164E-015" calcext:value-type="float">
            <text:p>2.56E-15</text:p>
          </table:table-cell>
          <table:table-cell office:value-type="float" office:value="112" calcext:value-type="float">
            <text:p>112</text:p>
          </table:table-cell>
          <table:table-cell table:formula="of:=SQRT([.B113])" office:value-type="float" office:value="0.0000000505499190971819" calcext:value-type="float">
            <text:p>5.05499190971819E-0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000000525059909682325" calcext:value-type="float">
            <text:p>5.25059909682325E-08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51372974304144E-015" calcext:value-type="float">
            <text:p>2.51E-15</text:p>
          </table:table-cell>
          <table:table-cell office:value-type="float" office:value="116" calcext:value-type="float">
            <text:p>116</text:p>
          </table:table-cell>
          <table:table-cell table:formula="of:=SQRT([.B114])" office:value-type="float" office:value="0.0000000501371094404279" calcext:value-type="float">
            <text:p>5.01371094404279E-0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00000339795374501498" calcext:value-type="float">
            <text:p>3.39795374501498E-08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2.38865589837343E-015" calcext:value-type="float">
            <text:p>2.39E-15</text:p>
          </table:table-cell>
          <table:table-cell office:value-type="float" office:value="5" calcext:value-type="float">
            <text:p>5</text:p>
          </table:table-cell>
          <table:table-cell table:formula="of:=SQRT([.B115])" office:value-type="float" office:value="0.0000000488738774640751" calcext:value-type="float">
            <text:p>4.88738774640751E-0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00000737339045349629" calcext:value-type="float">
            <text:p>7.37339045349629E-08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38830834139068E-015" calcext:value-type="float">
            <text:p>2.39E-15</text:p>
          </table:table-cell>
          <table:table-cell office:value-type="float" office:value="109" calcext:value-type="float">
            <text:p>109</text:p>
          </table:table-cell>
          <table:table-cell table:formula="of:=SQRT([.B116])" office:value-type="float" office:value="0.0000000488703216829057" calcext:value-type="float">
            <text:p>4.88703216829057E-0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000000501371094404279" calcext:value-type="float">
            <text:p>5.01371094404279E-0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5515089952541E-015" calcext:value-type="float">
            <text:p>2.36E-15</text:p>
          </table:table-cell>
          <table:table-cell office:value-type="float" office:value="10" calcext:value-type="float">
            <text:p>10</text:p>
          </table:table-cell>
          <table:table-cell table:formula="of:=SQRT([.B117])" office:value-type="float" office:value="0.0000000485298969659468" calcext:value-type="float">
            <text:p>4.85298969659468E-0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000000639507199840339" calcext:value-type="float">
            <text:p>6.39507199840339E-08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33932725543859E-015" calcext:value-type="float">
            <text:p>2.34E-15</text:p>
          </table:table-cell>
          <table:table-cell office:value-type="float" office:value="124" calcext:value-type="float">
            <text:p>124</text:p>
          </table:table-cell>
          <table:table-cell table:formula="of:=SQRT([.B118])" office:value-type="float" office:value="0.0000000483665923488371" calcext:value-type="float">
            <text:p>4.83665923488371E-0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00000768516737281179" calcext:value-type="float">
            <text:p>7.68516737281179E-08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28782795351909E-015" calcext:value-type="float">
            <text:p>2.29E-15</text:p>
          </table:table-cell>
          <table:table-cell office:value-type="float" office:value="108" calcext:value-type="float">
            <text:p>108</text:p>
          </table:table-cell>
          <table:table-cell table:formula="of:=SQRT([.B119])" office:value-type="float" office:value="0.0000000478312445324088" calcext:value-type="float">
            <text:p>4.78312445324088E-0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000000679878017896005" calcext:value-type="float">
            <text:p>6.79878017896005E-08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28019776019994E-015" calcext:value-type="float">
            <text:p>2.28E-15</text:p>
          </table:table-cell>
          <table:table-cell office:value-type="float" office:value="134" calcext:value-type="float">
            <text:p>134</text:p>
          </table:table-cell>
          <table:table-cell table:formula="of:=SQRT([.B120])" office:value-type="float" office:value="0.0000000477514163161674" calcext:value-type="float">
            <text:p>4.77514163161674E-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00000441312252104208" calcext:value-type="float">
            <text:p>4.41312252104208E-08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2587500712939E-015" calcext:value-type="float">
            <text:p>2.26E-15</text:p>
          </table:table-cell>
          <table:table-cell office:value-type="float" office:value="94" calcext:value-type="float">
            <text:p>94</text:p>
          </table:table-cell>
          <table:table-cell table:formula="of:=SQRT([.B121])" office:value-type="float" office:value="0.0000000475263092538638" calcext:value-type="float">
            <text:p>4.75263092538638E-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000000531111739257497" calcext:value-type="float">
            <text:p>5.31111739257497E-0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1199843679451E-015" calcext:value-type="float">
            <text:p>2.21E-15</text:p>
          </table:table-cell>
          <table:table-cell office:value-type="float" office:value="7" calcext:value-type="float">
            <text:p>7</text:p>
          </table:table-cell>
          <table:table-cell table:formula="of:=SQRT([.B122])" office:value-type="float" office:value="0.0000000470318874466517" calcext:value-type="float">
            <text:p>4.70318874466517E-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000000444312696254522" calcext:value-type="float">
            <text:p>4.44312696254522E-08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21090797609021E-015" calcext:value-type="float">
            <text:p>2.21E-15</text:p>
          </table:table-cell>
          <table:table-cell office:value-type="float" office:value="175" calcext:value-type="float">
            <text:p>175</text:p>
          </table:table-cell>
          <table:table-cell table:formula="of:=SQRT([.B123])" office:value-type="float" office:value="0.0000000470202932369654" calcext:value-type="float">
            <text:p>4.70202932369654E-0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000000399347012184789" calcext:value-type="float">
            <text:p>3.99347012184789E-08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196470037298E-015" calcext:value-type="float">
            <text:p>2.20E-15</text:p>
          </table:table-cell>
          <table:table-cell office:value-type="float" office:value="154" calcext:value-type="float">
            <text:p>154</text:p>
          </table:table-cell>
          <table:table-cell table:formula="of:=SQRT([.B124])" office:value-type="float" office:value="0.0000000468665129628608" calcext:value-type="float">
            <text:p>4.68665129628608E-0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00000483665923488371" calcext:value-type="float">
            <text:p>4.83665923488371E-08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19001312717727E-015" calcext:value-type="float">
            <text:p>2.19E-15</text:p>
          </table:table-cell>
          <table:table-cell office:value-type="float" office:value="88" calcext:value-type="float">
            <text:p>88</text:p>
          </table:table-cell>
          <table:table-cell table:formula="of:=SQRT([.B125])" office:value-type="float" office:value="0.0000000467975760822852" calcext:value-type="float">
            <text:p>4.67975760822852E-0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000000427295343460177" calcext:value-type="float">
            <text:p>4.27295343460177E-08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18937236983745E-015" calcext:value-type="float">
            <text:p>2.19E-15</text:p>
          </table:table-cell>
          <table:table-cell office:value-type="float" office:value="147" calcext:value-type="float">
            <text:p>147</text:p>
          </table:table-cell>
          <table:table-cell table:formula="of:=SQRT([.B126])" office:value-type="float" office:value="0.0000000467907295288014" calcext:value-type="float">
            <text:p>4.67907295288014E-0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000000424263178770602" calcext:value-type="float">
            <text:p>4.24263178770602E-08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7819404861237E-015" calcext:value-type="float">
            <text:p>2.18E-15</text:p>
          </table:table-cell>
          <table:table-cell office:value-type="float" office:value="200" calcext:value-type="float">
            <text:p>200</text:p>
          </table:table-cell>
          <table:table-cell table:formula="of:=SQRT([.B127])" office:value-type="float" office:value="0.0000000466711264982148" calcext:value-type="float">
            <text:p>4.66711264982148E-0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000000523362499615889" calcext:value-type="float">
            <text:p>5.23362499615889E-08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653024625733E-015" calcext:value-type="float">
            <text:p>2.17E-15</text:p>
          </table:table-cell>
          <table:table-cell office:value-type="float" office:value="110" calcext:value-type="float">
            <text:p>110</text:p>
          </table:table-cell>
          <table:table-cell table:formula="of:=SQRT([.B128])" office:value-type="float" office:value="0.0000000465328106025555" calcext:value-type="float">
            <text:p>4.65328106025555E-0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000556330289145575" calcext:value-type="float">
            <text:p>5.56330289145575E-08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1408309238585E-015" calcext:value-type="float">
            <text:p>2.14E-15</text:p>
          </table:table-cell>
          <table:table-cell office:value-type="float" office:value="145" calcext:value-type="float">
            <text:p>145</text:p>
          </table:table-cell>
          <table:table-cell table:formula="of:=SQRT([.B129])" office:value-type="float" office:value="0.0000000462691141460316" calcext:value-type="float">
            <text:p>4.62691141460316E-0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000000403702425168451" calcext:value-type="float">
            <text:p>4.03702425168451E-08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12220122237484E-015" calcext:value-type="float">
            <text:p>2.12E-15</text:p>
          </table:table-cell>
          <table:table-cell office:value-type="float" office:value="199" calcext:value-type="float">
            <text:p>199</text:p>
          </table:table-cell>
          <table:table-cell table:formula="of:=SQRT([.B130])" office:value-type="float" office:value="0.0000000460673552787095" calcext:value-type="float">
            <text:p>4.60673552787095E-0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00000429874677503501" calcext:value-type="float">
            <text:p>4.29874677503501E-08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11887705269679E-015" calcext:value-type="float">
            <text:p>2.12E-15</text:p>
          </table:table-cell>
          <table:table-cell office:value-type="float" office:value="191" calcext:value-type="float">
            <text:p>191</text:p>
          </table:table-cell>
          <table:table-cell table:formula="of:=SQRT([.B131])" office:value-type="float" office:value="0.0000000460312616891694" calcext:value-type="float">
            <text:p>4.60312616891694E-0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000000425004300170823" calcext:value-type="float">
            <text:p>4.25004300170823E-08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09669603141406E-015" calcext:value-type="float">
            <text:p>2.10E-15</text:p>
          </table:table-cell>
          <table:table-cell office:value-type="float" office:value="193" calcext:value-type="float">
            <text:p>193</text:p>
          </table:table-cell>
          <table:table-cell table:formula="of:=SQRT([.B132])" office:value-type="float" office:value="0.0000000457896935064438" calcext:value-type="float">
            <text:p>4.57896935064438E-0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000000456837509470465" calcext:value-type="float">
            <text:p>4.56837509470465E-08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08949529093672E-015" calcext:value-type="float">
            <text:p>2.09E-15</text:p>
          </table:table-cell>
          <table:table-cell office:value-type="float" office:value="99" calcext:value-type="float">
            <text:p>99</text:p>
          </table:table-cell>
          <table:table-cell table:formula="of:=SQRT([.B133])" office:value-type="float" office:value="0.0000000457109974835019" calcext:value-type="float">
            <text:p>4.57109974835019E-0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000000845065636534759" calcext:value-type="float">
            <text:p>8.45065636534759E-08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08700510059177E-015" calcext:value-type="float">
            <text:p>2.09E-15</text:p>
          </table:table-cell>
          <table:table-cell office:value-type="float" office:value="132" calcext:value-type="float">
            <text:p>132</text:p>
          </table:table-cell>
          <table:table-cell table:formula="of:=SQRT([.B134])" office:value-type="float" office:value="0.0000000456837509470465" calcext:value-type="float">
            <text:p>4.56837509470465E-0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000000477514163161674" calcext:value-type="float">
            <text:p>4.77514163161674E-08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01942907173346E-015" calcext:value-type="float">
            <text:p>2.02E-15</text:p>
          </table:table-cell>
          <table:table-cell office:value-type="float" office:value="142" calcext:value-type="float">
            <text:p>142</text:p>
          </table:table-cell>
          <table:table-cell table:formula="of:=SQRT([.B135])" office:value-type="float" office:value="0.0000000449380581660296" calcext:value-type="float">
            <text:p>4.49380581660296E-0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00000366715438037251" calcext:value-type="float">
            <text:p>3.66715438037251E-08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98839918490142E-015" calcext:value-type="float">
            <text:p>1.99E-15</text:p>
          </table:table-cell>
          <table:table-cell office:value-type="float" office:value="157" calcext:value-type="float">
            <text:p>157</text:p>
          </table:table-cell>
          <table:table-cell table:formula="of:=SQRT([.B136])" office:value-type="float" office:value="0.0000000445914698670208" calcext:value-type="float">
            <text:p>4.45914698670208E-0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000000424810467943691" calcext:value-type="float">
            <text:p>4.24810467943691E-08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98342314919293E-015" calcext:value-type="float">
            <text:p>1.98E-15</text:p>
          </table:table-cell>
          <table:table-cell office:value-type="float" office:value="139" calcext:value-type="float">
            <text:p>139</text:p>
          </table:table-cell>
          <table:table-cell table:formula="of:=SQRT([.B137])" office:value-type="float" office:value="0.0000000445356390904288" calcext:value-type="float">
            <text:p>4.45356390904288E-0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000000421803248365058" calcext:value-type="float">
            <text:p>4.21803248365058E-08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9790288644803E-015" calcext:value-type="float">
            <text:p>1.98E-15</text:p>
          </table:table-cell>
          <table:table-cell office:value-type="float" office:value="111" calcext:value-type="float">
            <text:p>111</text:p>
          </table:table-cell>
          <table:table-cell table:formula="of:=SQRT([.B138])" office:value-type="float" office:value="0.0000000444862772603002" calcext:value-type="float">
            <text:p>4.44862772603002E-0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000000315079075792942" calcext:value-type="float">
            <text:p>3.15079075792942E-08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97528503780566E-015" calcext:value-type="float">
            <text:p>1.98E-15</text:p>
          </table:table-cell>
          <table:table-cell office:value-type="float" office:value="151" calcext:value-type="float">
            <text:p>151</text:p>
          </table:table-cell>
          <table:table-cell table:formula="of:=SQRT([.B139])" office:value-type="float" office:value="0.0000000444441788967426" calcext:value-type="float">
            <text:p>4.44441788967426E-0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000000445356390904288" calcext:value-type="float">
            <text:p>4.45356390904288E-08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97413772052963E-015" calcext:value-type="float">
            <text:p>1.97E-15</text:p>
          </table:table-cell>
          <table:table-cell office:value-type="float" office:value="122" calcext:value-type="float">
            <text:p>122</text:p>
          </table:table-cell>
          <table:table-cell table:formula="of:=SQRT([.B140])" office:value-type="float" office:value="0.0000000444312696254522" calcext:value-type="float">
            <text:p>4.44312696254522E-0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00000588250399594111" calcext:value-type="float">
            <text:p>5.88250399594111E-08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94756503857288E-015" calcext:value-type="float">
            <text:p>1.95E-15</text:p>
          </table:table-cell>
          <table:table-cell office:value-type="float" office:value="120" calcext:value-type="float">
            <text:p>120</text:p>
          </table:table-cell>
          <table:table-cell table:formula="of:=SQRT([.B141])" office:value-type="float" office:value="0.0000000441312252104208" calcext:value-type="float">
            <text:p>4.41312252104208E-0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000000350547727248458" calcext:value-type="float">
            <text:p>3.50547727248458E-08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92976325020132E-015" calcext:value-type="float">
            <text:p>1.93E-15</text:p>
          </table:table-cell>
          <table:table-cell office:value-type="float" office:value="173" calcext:value-type="float">
            <text:p>173</text:p>
          </table:table-cell>
          <table:table-cell table:formula="of:=SQRT([.B142])" office:value-type="float" office:value="0.0000000439290706730898" calcext:value-type="float">
            <text:p>4.39290706730898E-0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000000449380581660296" calcext:value-type="float">
            <text:p>4.49380581660296E-08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9236716024594E-015" calcext:value-type="float">
            <text:p>1.92E-15</text:p>
          </table:table-cell>
          <table:table-cell office:value-type="float" office:value="143" calcext:value-type="float">
            <text:p>143</text:p>
          </table:table-cell>
          <table:table-cell table:formula="of:=SQRT([.B143])" office:value-type="float" office:value="0.0000000438596808294292" calcext:value-type="float">
            <text:p>4.38596808294292E-0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000000438596808294292" calcext:value-type="float">
            <text:p>4.38596808294292E-08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90201472145276E-015" calcext:value-type="float">
            <text:p>1.90E-15</text:p>
          </table:table-cell>
          <table:table-cell office:value-type="float" office:value="149" calcext:value-type="float">
            <text:p>149</text:p>
          </table:table-cell>
          <table:table-cell table:formula="of:=SQRT([.B144])" office:value-type="float" office:value="0.0000000436120937522238" calcext:value-type="float">
            <text:p>4.36120937522238E-0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000000376204851022837" calcext:value-type="float">
            <text:p>3.76204851022837E-08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9472180673934E-015" calcext:value-type="float">
            <text:p>1.89E-15</text:p>
          </table:table-cell>
          <table:table-cell office:value-type="float" office:value="181" calcext:value-type="float">
            <text:p>181</text:p>
          </table:table-cell>
          <table:table-cell table:formula="of:=SQRT([.B145])" office:value-type="float" office:value="0.0000000435284022994107" calcext:value-type="float">
            <text:p>4.35284022994107E-0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00000462691141460316" calcext:value-type="float">
            <text:p>4.62691141460316E-08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81068721378E-015" calcext:value-type="float">
            <text:p>1.88E-15</text:p>
          </table:table-cell>
          <table:table-cell office:value-type="float" office:value="182" calcext:value-type="float">
            <text:p>182</text:p>
          </table:table-cell>
          <table:table-cell table:formula="of:=SQRT([.B146])" office:value-type="float" office:value="0.0000000433712891366858" calcext:value-type="float">
            <text:p>4.33712891366858E-0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000000425639872018004" calcext:value-type="float">
            <text:p>4.25639872018004E-08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86843364257509E-015" calcext:value-type="float">
            <text:p>1.87E-15</text:p>
          </table:table-cell>
          <table:table-cell office:value-type="float" office:value="163" calcext:value-type="float">
            <text:p>163</text:p>
          </table:table-cell>
          <table:table-cell table:formula="of:=SQRT([.B147])" office:value-type="float" office:value="0.0000000432253819251501" calcext:value-type="float">
            <text:p>4.32253819251501E-0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000000467907295288014" calcext:value-type="float">
            <text:p>4.67907295288014E-08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85568327752367E-015" calcext:value-type="float">
            <text:p>1.86E-15</text:p>
          </table:table-cell>
          <table:table-cell office:value-type="float" office:value="167" calcext:value-type="float">
            <text:p>167</text:p>
          </table:table-cell>
          <table:table-cell table:formula="of:=SQRT([.B148])" office:value-type="float" office:value="0.0000000430776424322835" calcext:value-type="float">
            <text:p>4.30776424322835E-0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000000382712091570982" calcext:value-type="float">
            <text:p>3.82712091570982E-08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85213892460165E-015" calcext:value-type="float">
            <text:p>1.85E-15</text:p>
          </table:table-cell>
          <table:table-cell office:value-type="float" office:value="166" calcext:value-type="float">
            <text:p>166</text:p>
          </table:table-cell>
          <table:table-cell table:formula="of:=SQRT([.B149])" office:value-type="float" office:value="0.0000000430364836458748" calcext:value-type="float">
            <text:p>4.30364836458748E-0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000000436120937522238" calcext:value-type="float">
            <text:p>4.36120937522238E-08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84792238358739E-015" calcext:value-type="float">
            <text:p>1.85E-15</text:p>
          </table:table-cell>
          <table:table-cell office:value-type="float" office:value="130" calcext:value-type="float">
            <text:p>130</text:p>
          </table:table-cell>
          <table:table-cell table:formula="of:=SQRT([.B150])" office:value-type="float" office:value="0.0000000429874677503501" calcext:value-type="float">
            <text:p>4.29874677503501E-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000309346607941679" calcext:value-type="float">
            <text:p>3.09346607941679E-08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4483000124721E-015" calcext:value-type="float">
            <text:p>1.84E-15</text:p>
          </table:table-cell>
          <table:table-cell office:value-type="float" office:value="187" calcext:value-type="float">
            <text:p>187</text:p>
          </table:table-cell>
          <table:table-cell table:formula="of:=SQRT([.B151])" office:value-type="float" office:value="0.0000000429514842729237" calcext:value-type="float">
            <text:p>4.29514842729237E-0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0000000444441788967426" calcext:value-type="float">
            <text:p>4.44441788967426E-08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2756824409939E-015" calcext:value-type="float">
            <text:p>1.83E-15</text:p>
          </table:table-cell>
          <table:table-cell office:value-type="float" office:value="190" calcext:value-type="float">
            <text:p>190</text:p>
          </table:table-cell>
          <table:table-cell table:formula="of:=SQRT([.B152])" office:value-type="float" office:value="0.0000000427500671823962" calcext:value-type="float">
            <text:p>4.27500671823962E-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00000042567253413972" calcext:value-type="float">
            <text:p>4.2567253413972E-08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82581310542751E-015" calcext:value-type="float">
            <text:p>1.83E-15</text:p>
          </table:table-cell>
          <table:table-cell office:value-type="float" office:value="125" calcext:value-type="float">
            <text:p>125</text:p>
          </table:table-cell>
          <table:table-cell table:formula="of:=SQRT([.B153])" office:value-type="float" office:value="0.0000000427295343460177" calcext:value-type="float">
            <text:p>4.27295343460177E-0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000000370732827592274" calcext:value-type="float">
            <text:p>3.70732827592274E-08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82129044908209E-015" calcext:value-type="float">
            <text:p>1.82E-15</text:p>
          </table:table-cell>
          <table:table-cell office:value-type="float" office:value="155" calcext:value-type="float">
            <text:p>155</text:p>
          </table:table-cell>
          <table:table-cell table:formula="of:=SQRT([.B154])" office:value-type="float" office:value="0.0000000426765796319491" calcext:value-type="float">
            <text:p>4.26765796319491E-0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000000468665129628608" calcext:value-type="float">
            <text:p>4.68665129628608E-08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81197106320931E-015" calcext:value-type="float">
            <text:p>1.81E-15</text:p>
          </table:table-cell>
          <table:table-cell office:value-type="float" office:value="152" calcext:value-type="float">
            <text:p>152</text:p>
          </table:table-cell>
          <table:table-cell table:formula="of:=SQRT([.B155])" office:value-type="float" office:value="0.000000042567253413972" calcext:value-type="float">
            <text:p>4.2567253413972E-0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00000426765796319491" calcext:value-type="float">
            <text:p>4.26765796319491E-08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81169300651503E-015" calcext:value-type="float">
            <text:p>1.81E-15</text:p>
          </table:table-cell>
          <table:table-cell office:value-type="float" office:value="146" calcext:value-type="float">
            <text:p>146</text:p>
          </table:table-cell>
          <table:table-cell table:formula="of:=SQRT([.B156])" office:value-type="float" office:value="0.0000000425639872018004" calcext:value-type="float">
            <text:p>4.25639872018004E-0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000000379652409826677" calcext:value-type="float">
            <text:p>3.79652409826677E-08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80628655163691E-015" calcext:value-type="float">
            <text:p>1.81E-15</text:p>
          </table:table-cell>
          <table:table-cell office:value-type="float" office:value="131" calcext:value-type="float">
            <text:p>131</text:p>
          </table:table-cell>
          <table:table-cell table:formula="of:=SQRT([.B157])" office:value-type="float" office:value="0.0000000425004300170823" calcext:value-type="float">
            <text:p>4.25004300170823E-0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000000445914698670208" calcext:value-type="float">
            <text:p>4.45914698670208E-08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80463933674538E-015" calcext:value-type="float">
            <text:p>1.80E-15</text:p>
          </table:table-cell>
          <table:table-cell office:value-type="float" office:value="136" calcext:value-type="float">
            <text:p>136</text:p>
          </table:table-cell>
          <table:table-cell table:formula="of:=SQRT([.B158])" office:value-type="float" office:value="0.0000000424810467943691" calcext:value-type="float">
            <text:p>4.24810467943691E-0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000000398157495252695" calcext:value-type="float">
            <text:p>3.98157495252695E-08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79999244860536E-015" calcext:value-type="float">
            <text:p>1.80E-15</text:p>
          </table:table-cell>
          <table:table-cell office:value-type="float" office:value="126" calcext:value-type="float">
            <text:p>126</text:p>
          </table:table-cell>
          <table:table-cell table:formula="of:=SQRT([.B159])" office:value-type="float" office:value="0.0000000424263178770602" calcext:value-type="float">
            <text:p>4.24263178770602E-0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000000311126667578084" calcext:value-type="float">
            <text:p>3.11126667578084E-08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77917980331315E-015" calcext:value-type="float">
            <text:p>1.78E-15</text:p>
          </table:table-cell>
          <table:table-cell office:value-type="float" office:value="137" calcext:value-type="float">
            <text:p>137</text:p>
          </table:table-cell>
          <table:table-cell table:formula="of:=SQRT([.B160])" office:value-type="float" office:value="0.0000000421803248365058" calcext:value-type="float">
            <text:p>4.21803248365058E-0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00000510191251993126" calcext:value-type="float">
            <text:p>5.10191251993126E-08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75903889237926E-015" calcext:value-type="float">
            <text:p>1.76E-15</text:p>
          </table:table-cell>
          <table:table-cell office:value-type="float" office:value="197" calcext:value-type="float">
            <text:p>197</text:p>
          </table:table-cell>
          <table:table-cell table:formula="of:=SQRT([.B161])" office:value-type="float" office:value="0.0000000419408976105574" calcext:value-type="float">
            <text:p>4.19408976105574E-0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000000537034789286838" calcext:value-type="float">
            <text:p>5.37034789286838E-08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7173324222231E-015" calcext:value-type="float">
            <text:p>1.72E-15</text:p>
          </table:table-cell>
          <table:table-cell office:value-type="float" office:value="164" calcext:value-type="float">
            <text:p>164</text:p>
          </table:table-cell>
          <table:table-cell table:formula="of:=SQRT([.B162])" office:value-type="float" office:value="0.0000000414407097215178" calcext:value-type="float">
            <text:p>4.14407097215178E-0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00000032121285324823" calcext:value-type="float">
            <text:p>3.2121285324823E-08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652657951739E-015" calcext:value-type="float">
            <text:p>1.70E-15</text:p>
          </table:table-cell>
          <table:table-cell office:value-type="float" office:value="170" calcext:value-type="float">
            <text:p>170</text:p>
          </table:table-cell>
          <table:table-cell table:formula="of:=SQRT([.B163])" office:value-type="float" office:value="0.0000000411889133082847" calcext:value-type="float">
            <text:p>4.11889133082847E-0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000000432253819251501" calcext:value-type="float">
            <text:p>4.32253819251501E-08</text:p>
          </table:table-cell>
          <table:table-cell table:number-columns-repeated="101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7" office:value-type="float" office:value="1.69172133685158E-015" calcext:value-type="float">
            <text:p>1.69E-15</text:p>
          </table:table-cell>
          <table:table-cell office:value-type="float" office:value="176" calcext:value-type="float">
            <text:p>176</text:p>
          </table:table-cell>
          <table:table-cell table:formula="of:=SQRT([.B164])" office:value-type="float" office:value="0.0000000411305401964475" calcext:value-type="float">
            <text:p>4.11305401964475E-0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000000414407097215178" calcext:value-type="float">
            <text:p>4.14407097215178E-08</text:p>
          </table:table-cell>
          <table:table-cell table:number-columns-repeated="101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7" office:value-type="float" office:value="1.67280757346039E-015" calcext:value-type="float">
            <text:p>1.67E-15</text:p>
          </table:table-cell>
          <table:table-cell office:value-type="float" office:value="178" calcext:value-type="float">
            <text:p>178</text:p>
          </table:table-cell>
          <table:table-cell table:formula="of:=SQRT([.B165])" office:value-type="float" office:value="0.0000000408999703356908" calcext:value-type="float">
            <text:p>4.08999703356908E-0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000000360455352354882" calcext:value-type="float">
            <text:p>3.60455352354882E-08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62975648086889E-015" calcext:value-type="float">
            <text:p>1.63E-15</text:p>
          </table:table-cell>
          <table:table-cell office:value-type="float" office:value="129" calcext:value-type="float">
            <text:p>129</text:p>
          </table:table-cell>
          <table:table-cell table:formula="of:=SQRT([.B166])" office:value-type="float" office:value="0.0000000403702425168451" calcext:value-type="float">
            <text:p>4.03702425168451E-0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00000430364836458748" calcext:value-type="float">
            <text:p>4.30364836458748E-08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62105848383168E-015" calcext:value-type="float">
            <text:p>1.62E-15</text:p>
          </table:table-cell>
          <table:table-cell office:value-type="float" office:value="196" calcext:value-type="float">
            <text:p>196</text:p>
          </table:table-cell>
          <table:table-cell table:formula="of:=SQRT([.B167])" office:value-type="float" office:value="0.0000000402623705689528" calcext:value-type="float">
            <text:p>4.02623705689528E-0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000000430776424322835" calcext:value-type="float">
            <text:p>4.30776424322835E-08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59478036140918E-015" calcext:value-type="float">
            <text:p>1.59E-15</text:p>
          </table:table-cell>
          <table:table-cell office:value-type="float" office:value="123" calcext:value-type="float">
            <text:p>123</text:p>
          </table:table-cell>
          <table:table-cell table:formula="of:=SQRT([.B168])" office:value-type="float" office:value="0.0000000399347012184789" calcext:value-type="float">
            <text:p>3.99347012184789E-0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000000397856966550991" calcext:value-type="float">
            <text:p>3.97856966550991E-08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85293910259E-015" calcext:value-type="float">
            <text:p>1.59E-15</text:p>
          </table:table-cell>
          <table:table-cell office:value-type="float" office:value="158" calcext:value-type="float">
            <text:p>158</text:p>
          </table:table-cell>
          <table:table-cell table:formula="of:=SQRT([.B169])" office:value-type="float" office:value="0.0000000398157495252695" calcext:value-type="float">
            <text:p>3.98157495252695E-0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000000367066061685632" calcext:value-type="float">
            <text:p>3.67066061685632E-08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58290165833156E-015" calcext:value-type="float">
            <text:p>1.58E-15</text:p>
          </table:table-cell>
          <table:table-cell office:value-type="float" office:value="168" calcext:value-type="float">
            <text:p>168</text:p>
          </table:table-cell>
          <table:table-cell table:formula="of:=SQRT([.B170])" office:value-type="float" office:value="0.0000000397856966550991" calcext:value-type="float">
            <text:p>3.97856966550991E-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00000411889133082847" calcext:value-type="float">
            <text:p>4.11889133082847E-08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58238550077147E-015" calcext:value-type="float">
            <text:p>1.58E-15</text:p>
          </table:table-cell>
          <table:table-cell office:value-type="float" office:value="194" calcext:value-type="float">
            <text:p>194</text:p>
          </table:table-cell>
          <table:table-cell table:formula="of:=SQRT([.B171])" office:value-type="float" office:value="0.0000000397792094035499" calcext:value-type="float">
            <text:p>3.97792094035499E-0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0000000363113877362388" calcext:value-type="float">
            <text:p>3.63113877362388E-08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5777211838997E-015" calcext:value-type="float">
            <text:p>1.58E-15</text:p>
          </table:table-cell>
          <table:table-cell office:value-type="float" office:value="192" calcext:value-type="float">
            <text:p>192</text:p>
          </table:table-cell>
          <table:table-cell table:formula="of:=SQRT([.B172])" office:value-type="float" office:value="0.0000000397205385650761" calcext:value-type="float">
            <text:p>3.97205385650761E-0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000000351996521087845" calcext:value-type="float">
            <text:p>3.51996521087845E-0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6546620100618E-015" calcext:value-type="float">
            <text:p>1.57E-15</text:p>
          </table:table-cell>
          <table:table-cell office:value-type="float" office:value="11" calcext:value-type="float">
            <text:p>11</text:p>
          </table:table-cell>
          <table:table-cell table:formula="of:=SQRT([.B173])" office:value-type="float" office:value="0.0000000395659727670909" calcext:value-type="float">
            <text:p>3.95659727670909E-0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00000439290706730898" calcext:value-type="float">
            <text:p>4.39290706730898E-08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52444885636381E-015" calcext:value-type="float">
            <text:p>1.52E-15</text:p>
          </table:table-cell>
          <table:table-cell office:value-type="float" office:value="189" calcext:value-type="float">
            <text:p>189</text:p>
          </table:table-cell>
          <table:table-cell table:formula="of:=SQRT([.B174])" office:value-type="float" office:value="0.0000000390441910706805" calcext:value-type="float">
            <text:p>3.90441910706805E-0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00000298117106231624" calcext:value-type="float">
            <text:p>2.98117106231624E-08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51855488936943E-015" calcext:value-type="float">
            <text:p>1.52E-15</text:p>
          </table:table-cell>
          <table:table-cell office:value-type="float" office:value="179" calcext:value-type="float">
            <text:p>179</text:p>
          </table:table-cell>
          <table:table-cell table:formula="of:=SQRT([.B175])" office:value-type="float" office:value="0.0000000389686398193397" calcext:value-type="float">
            <text:p>3.89686398193397E-0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00000470202932369654" calcext:value-type="float">
            <text:p>4.70202932369654E-08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6468545034636E-015" calcext:value-type="float">
            <text:p>1.46E-15</text:p>
          </table:table-cell>
          <table:table-cell office:value-type="float" office:value="148" calcext:value-type="float">
            <text:p>148</text:p>
          </table:table-cell>
          <table:table-cell table:formula="of:=SQRT([.B176])" office:value-type="float" office:value="0.0000000382712091570982" calcext:value-type="float">
            <text:p>3.82712091570982E-0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000000411305401964475" calcext:value-type="float">
            <text:p>4.11305401964475E-08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4135952287203E-015" calcext:value-type="float">
            <text:p>1.44E-15</text:p>
          </table:table-cell>
          <table:table-cell office:value-type="float" office:value="156" calcext:value-type="float">
            <text:p>156</text:p>
          </table:table-cell>
          <table:table-cell table:formula="of:=SQRT([.B177])" office:value-type="float" office:value="0.0000000379652409826677" calcext:value-type="float">
            <text:p>3.79652409826677E-0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0000000336333422819249" calcext:value-type="float">
            <text:p>3.36333422819249E-0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2451887621109E-015" calcext:value-type="float">
            <text:p>1.42E-15</text:p>
          </table:table-cell>
          <table:table-cell office:value-type="float" office:value="9" calcext:value-type="float">
            <text:p>9</text:p>
          </table:table-cell>
          <table:table-cell table:formula="of:=SQRT([.B178])" office:value-type="float" office:value="0.0000000377427989981015" calcext:value-type="float">
            <text:p>3.77427989981015E-0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0000000408999703356908" calcext:value-type="float">
            <text:p>4.08999703356908E-08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1530089933115E-015" calcext:value-type="float">
            <text:p>1.42E-15</text:p>
          </table:table-cell>
          <table:table-cell office:value-type="float" office:value="144" calcext:value-type="float">
            <text:p>144</text:p>
          </table:table-cell>
          <table:table-cell table:formula="of:=SQRT([.B179])" office:value-type="float" office:value="0.0000000376204851022837" calcext:value-type="float">
            <text:p>3.76204851022837E-0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0000000389686398193397" calcext:value-type="float">
            <text:p>3.89686398193397E-08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045049431785E-015" calcext:value-type="float">
            <text:p>1.40E-15</text:p>
          </table:table-cell>
          <table:table-cell office:value-type="float" office:value="188" calcext:value-type="float">
            <text:p>188</text:p>
          </table:table-cell>
          <table:table-cell table:formula="of:=SQRT([.B180])" office:value-type="float" office:value="0.000000037476725352924" calcext:value-type="float">
            <text:p>3.7476725352924E-0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00000364072058307132" calcext:value-type="float">
            <text:p>3.64072058307132E-08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38918378146592E-015" calcext:value-type="float">
            <text:p>1.39E-15</text:p>
          </table:table-cell>
          <table:table-cell office:value-type="float" office:value="185" calcext:value-type="float">
            <text:p>185</text:p>
          </table:table-cell>
          <table:table-cell table:formula="of:=SQRT([.B181])" office:value-type="float" office:value="0.0000000372717558141003" calcext:value-type="float">
            <text:p>3.72717558141003E-0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0000000435284022994107" calcext:value-type="float">
            <text:p>4.35284022994107E-08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37442829454563E-015" calcext:value-type="float">
            <text:p>1.37E-15</text:p>
          </table:table-cell>
          <table:table-cell office:value-type="float" office:value="153" calcext:value-type="float">
            <text:p>153</text:p>
          </table:table-cell>
          <table:table-cell table:formula="of:=SQRT([.B182])" office:value-type="float" office:value="0.0000000370732827592274" calcext:value-type="float">
            <text:p>3.70732827592274E-0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00000433712891366858" calcext:value-type="float">
            <text:p>4.33712891366858E-08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347374936414E-015" calcext:value-type="float">
            <text:p>1.35E-15</text:p>
          </table:table-cell>
          <table:table-cell office:value-type="float" office:value="169" calcext:value-type="float">
            <text:p>169</text:p>
          </table:table-cell>
          <table:table-cell table:formula="of:=SQRT([.B183])" office:value-type="float" office:value="0.0000000367066061685632" calcext:value-type="float">
            <text:p>3.67066061685632E-0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0000000342923040823255" calcext:value-type="float">
            <text:p>3.42923040823255E-08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480212494853E-015" calcext:value-type="float">
            <text:p>1.34E-15</text:p>
          </table:table-cell>
          <table:table-cell office:value-type="float" office:value="135" calcext:value-type="float">
            <text:p>135</text:p>
          </table:table-cell>
          <table:table-cell table:formula="of:=SQRT([.B184])" office:value-type="float" office:value="0.0000000366715438037251" calcext:value-type="float">
            <text:p>3.66715438037251E-0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0000000335918604386969" calcext:value-type="float">
            <text:p>3.35918604386969E-08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4088809794761E-015" calcext:value-type="float">
            <text:p>1.34E-15</text:p>
          </table:table-cell>
          <table:table-cell office:value-type="float" office:value="21" calcext:value-type="float">
            <text:p>21</text:p>
          </table:table-cell>
          <table:table-cell table:formula="of:=SQRT([.B185])" office:value-type="float" office:value="0.0000000366181389197705" calcext:value-type="float">
            <text:p>3.66181389197705E-0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000000372717558141003" calcext:value-type="float">
            <text:p>3.72717558141003E-08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2548463639992E-015" calcext:value-type="float">
            <text:p>1.33E-15</text:p>
          </table:table-cell>
          <table:table-cell office:value-type="float" office:value="180" calcext:value-type="float">
            <text:p>180</text:p>
          </table:table-cell>
          <table:table-cell table:formula="of:=SQRT([.B186])" office:value-type="float" office:value="0.0000000364072058307132" calcext:value-type="float">
            <text:p>3.64072058307132E-0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0000000281632663016124" calcext:value-type="float">
            <text:p>2.81632663016124E-08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31851687933147E-015" calcext:value-type="float">
            <text:p>1.32E-15</text:p>
          </table:table-cell>
          <table:table-cell office:value-type="float" office:value="171" calcext:value-type="float">
            <text:p>171</text:p>
          </table:table-cell>
          <table:table-cell table:formula="of:=SQRT([.B187])" office:value-type="float" office:value="0.0000000363113877362388" calcext:value-type="float">
            <text:p>3.63113877362388E-0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000000429514842729237" calcext:value-type="float">
            <text:p>4.29514842729237E-08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29928061041282E-015" calcext:value-type="float">
            <text:p>1.30E-15</text:p>
          </table:table-cell>
          <table:table-cell office:value-type="float" office:value="165" calcext:value-type="float">
            <text:p>165</text:p>
          </table:table-cell>
          <table:table-cell table:formula="of:=SQRT([.B188])" office:value-type="float" office:value="0.0000000360455352354882" calcext:value-type="float">
            <text:p>3.60455352354882E-0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000000037476725352924" calcext:value-type="float">
            <text:p>3.7476725352924E-08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26888565345596E-015" calcext:value-type="float">
            <text:p>1.27E-15</text:p>
          </table:table-cell>
          <table:table-cell office:value-type="float" office:value="198" calcext:value-type="float">
            <text:p>198</text:p>
          </table:table-cell>
          <table:table-cell table:formula="of:=SQRT([.B189])" office:value-type="float" office:value="0.000000035621421272262" calcext:value-type="float">
            <text:p>3.5621421272262E-0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000000390441910706805" calcext:value-type="float">
            <text:p>3.90441910706805E-08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23901550857946E-015" calcext:value-type="float">
            <text:p>1.24E-15</text:p>
          </table:table-cell>
          <table:table-cell office:value-type="float" office:value="172" calcext:value-type="float">
            <text:p>172</text:p>
          </table:table-cell>
          <table:table-cell table:formula="of:=SQRT([.B190])" office:value-type="float" office:value="0.0000000351996521087845" calcext:value-type="float">
            <text:p>3.51996521087845E-0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00000427500671823962" calcext:value-type="float">
            <text:p>4.27500671823962E-08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22883709079059E-015" calcext:value-type="float">
            <text:p>1.23E-15</text:p>
          </table:table-cell>
          <table:table-cell office:value-type="float" office:value="141" calcext:value-type="float">
            <text:p>141</text:p>
          </table:table-cell>
          <table:table-cell table:formula="of:=SQRT([.B191])" office:value-type="float" office:value="0.0000000350547727248458" calcext:value-type="float">
            <text:p>3.50547727248458E-0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000000460312616891694" calcext:value-type="float">
            <text:p>4.60312616891694E-08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19824881448786E-015" calcext:value-type="float">
            <text:p>1.20E-15</text:p>
          </table:table-cell>
          <table:table-cell office:value-type="float" office:value="195" calcext:value-type="float">
            <text:p>195</text:p>
          </table:table-cell>
          <table:table-cell table:formula="of:=SQRT([.B192])" office:value-type="float" office:value="0.0000000346157307374532" calcext:value-type="float">
            <text:p>3.46157307374532E-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00000397205385650761" calcext:value-type="float">
            <text:p>3.97205385650761E-08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17596211927468E-015" calcext:value-type="float">
            <text:p>1.18E-15</text:p>
          </table:table-cell>
          <table:table-cell office:value-type="float" office:value="183" calcext:value-type="float">
            <text:p>183</text:p>
          </table:table-cell>
          <table:table-cell table:formula="of:=SQRT([.B193])" office:value-type="float" office:value="0.0000000342923040823255" calcext:value-type="float">
            <text:p>3.42923040823255E-0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000000457896935064438" calcext:value-type="float">
            <text:p>4.57896935064438E-08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5460896532613E-015" calcext:value-type="float">
            <text:p>1.15E-15</text:p>
          </table:table-cell>
          <table:table-cell office:value-type="float" office:value="114" calcext:value-type="float">
            <text:p>114</text:p>
          </table:table-cell>
          <table:table-cell table:formula="of:=SQRT([.B194])" office:value-type="float" office:value="0.0000000339795374501498" calcext:value-type="float">
            <text:p>3.39795374501498E-0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0000000397792094035499" calcext:value-type="float">
            <text:p>3.97792094035499E-08</text:p>
          </table:table-cell>
          <table:table-cell table:number-columns-repeated="101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7" office:value-type="float" office:value="1.13120171305312E-015" calcext:value-type="float">
            <text:p>1.13E-15</text:p>
          </table:table-cell>
          <table:table-cell office:value-type="float" office:value="177" calcext:value-type="float">
            <text:p>177</text:p>
          </table:table-cell>
          <table:table-cell table:formula="of:=SQRT([.B195])" office:value-type="float" office:value="0.0000000336333422819249" calcext:value-type="float">
            <text:p>3.36333422819249E-0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0000346157307374532" calcext:value-type="float">
            <text:p>3.46157307374532E-08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12841308773289E-015" calcext:value-type="float">
            <text:p>1.13E-15</text:p>
          </table:table-cell>
          <table:table-cell office:value-type="float" office:value="184" calcext:value-type="float">
            <text:p>184</text:p>
          </table:table-cell>
          <table:table-cell table:formula="of:=SQRT([.B196])" office:value-type="float" office:value="0.0000000335918604386969" calcext:value-type="float">
            <text:p>3.35918604386969E-0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0000000402623705689528" calcext:value-type="float">
            <text:p>4.02623705689528E-08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03177697091869E-015" calcext:value-type="float">
            <text:p>1.03E-15</text:p>
          </table:table-cell>
          <table:table-cell office:value-type="float" office:value="162" calcext:value-type="float">
            <text:p>162</text:p>
          </table:table-cell>
          <table:table-cell table:formula="of:=SQRT([.B197])" office:value-type="float" office:value="0.000000032121285324823" calcext:value-type="float">
            <text:p>3.2121285324823E-0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0000000419408976105574" calcext:value-type="float">
            <text:p>4.19408976105574E-08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92748240025346E-016" calcext:value-type="float">
            <text:p>9.93E-16</text:p>
          </table:table-cell>
          <table:table-cell office:value-type="float" office:value="138" calcext:value-type="float">
            <text:p>138</text:p>
          </table:table-cell>
          <table:table-cell table:formula="of:=SQRT([.B198])" office:value-type="float" office:value="0.0000000315079075792942" calcext:value-type="float">
            <text:p>3.15079075792942E-0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000000035621421272262" calcext:value-type="float">
            <text:p>3.5621421272262E-08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67998032782438E-016" calcext:value-type="float">
            <text:p>9.68E-16</text:p>
          </table:table-cell>
          <table:table-cell office:value-type="float" office:value="159" calcext:value-type="float">
            <text:p>159</text:p>
          </table:table-cell>
          <table:table-cell table:formula="of:=SQRT([.B199])" office:value-type="float" office:value="0.0000000311126667578084" calcext:value-type="float">
            <text:p>3.11126667578084E-0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0000460673552787095" calcext:value-type="float">
            <text:p>4.60673552787095E-08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56953238450226E-016" calcext:value-type="float">
            <text:p>9.57E-16</text:p>
          </table:table-cell>
          <table:table-cell office:value-type="float" office:value="150" calcext:value-type="float">
            <text:p>150</text:p>
          </table:table-cell>
          <table:table-cell table:formula="of:=SQRT([.B200])" office:value-type="float" office:value="0.0000000309346607941679" calcext:value-type="float">
            <text:p>3.09346607941679E-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00466711264982148" calcext:value-type="float">
            <text:p>4.66711264982148E-08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88738090279176E-016" calcext:value-type="float">
            <text:p>8.89E-16</text:p>
          </table:table-cell>
          <table:table-cell office:value-type="float" office:value="174" calcext:value-type="float">
            <text:p>174</text:p>
          </table:table-cell>
          <table:table-cell table:formula="of:=SQRT([.B201])" office:value-type="float" office:value="0.0000000298117106231624" calcext:value-type="float">
            <text:p>2.98117106231624E-08</text:p>
          </table:table-cell>
          <table:table-cell/>
          <table:table-cell office:value-type="float" office:value="999" calcext:value-type="float">
            <text:p>999</text:p>
          </table:table-cell>
          <table:table-cell table:style-name="ce2" office:value-type="float" office:value="0.00000583079624836951" calcext:value-type="float">
            <text:p>5.83079624836951E-06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.93169568775535E-016" calcext:value-type="float">
            <text:p>7.93E-16</text:p>
          </table:table-cell>
          <table:table-cell office:value-type="float" office:value="186" calcext:value-type="float">
            <text:p>186</text:p>
          </table:table-cell>
          <table:table-cell table:formula="of:=SQRT([.B202])" office:value-type="float" office:value="0.0000000281632663016124" calcext:value-type="float">
            <text:p>2.81632663016124E-08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F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0:25:25.397908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9:00:46.675984537</meta:creation-date>
    <dc:date>2021-04-04T08:53:55.408047800</dc:date>
    <meta:editing-duration>P3DT9H40M54S</meta:editing-duration>
    <meta:editing-cycles>4</meta:editing-cycles>
    <meta:generator>LibreOffice/6.0.7.3$Linux_X86_64 LibreOffice_project/00m0$Build-3</meta:generator>
    <meta:document-statistic meta:table-count="1" meta:cell-count="12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0" chart:maximum="180" chart:origin="0" chart:interval-major="1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86cm" svg:height="10.763cm" xlink:href=".." xlink:type="simple" chart:class="chart:scatter" chart:style-name="ch1">
        <chart:legend chart:legend-position="end" svg:x="30.296cm" svg:y="5.082cm" style:legend-expansion="high" chart:style-name="ch2"/>
        <chart:plot-area chart:style-name="ch3" table:cell-range-address="Sheet1.F1:Sheet1.G201" svg:x="1.392cm" svg:y="0.084cm" svg:width="29.026cm" svg:height="10.541cm">
          <chartooo:coordinate-region svg:x="2.675cm" svg:y="0.284cm" svg:width="27.463cm" svg:height="9.69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heet1.G1:Sheet1.G201" chart:class="chart:scatter">
            <chart:domain table:cell-range-address="Sheet1.F1:Sheet1.F201"/>
            <chart:data-point chart:repeated="54"/>
            <chart:data-point chart:style-name="ch9" chart:repeated="2"/>
            <chart:data-point chart:repeated="8"/>
            <chart:data-point chart:style-name="ch9"/>
            <chart:data-point chart:repeated="73"/>
            <chart:data-point chart:style-name="ch9"/>
            <chart:data-point chart:repeated="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:Sheet1.F201</svg:desc>
                </draw:g>
              </table:table-cell>
              <table:table-cell office:value-type="float" office:value="0.00107978580261361">
                <text:p>0.00107978580261361</text:p>
                <draw:g>
                  <svg:desc>Sheet1.G1:Sheet1.G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116496574737301">
                <text:p>0.00116496574737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22946728208194">
                <text:p>0.00000022946728208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0913444078369849">
                <text:p>0.0000000913444078369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0488738774640751">
                <text:p>0.0000000488738774640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0578182468423407">
                <text:p>0.0000000578182468423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470318874466517">
                <text:p>0.0000000470318874466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507756724097847">
                <text:p>0.0000000507756724097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377427989981015">
                <text:p>0.0000000377427989981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485298969659468">
                <text:p>0.0000000485298969659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395659727670909">
                <text:p>0.000000039565972767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240890215480523">
                <text:p>0.00000240890215480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00890598711382197">
                <text:p>0.000000890598711382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200090764888698">
                <text:p>0.00000200090764888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857910874390901">
                <text:p>0.00000857910874390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117101486493317">
                <text:p>0.0000117101486493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299975136203534">
                <text:p>0.00000299975136203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0870067274552895">
                <text:p>0.00000870067274552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00224661989763633">
                <text:p>0.000000224661989763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73235812710161">
                <text:p>0.0000173235812710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0000366181389197705">
                <text:p>0.0000000366181389197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0105653199275978">
                <text:p>0.000000105653199275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0643855458290573">
                <text:p>0.0000000643855458290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00129178012049469">
                <text:p>0.000000129178012049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382979369189237">
                <text:p>0.000000382979369189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174694554374559">
                <text:p>0.00000174694554374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234879520746497">
                <text:p>0.00000234879520746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383918451842094">
                <text:p>0.0000383918451842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0206182050470341">
                <text:p>0.00000206182050470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205994218675883">
                <text:p>0.00000205994218675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0059321876589158">
                <text:p>0.00000059321876589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035836942116826">
                <text:p>0.00000035836942116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0011915541248429">
                <text:p>0.00000011915541248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00210710551767328">
                <text:p>0.000000210710551767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000565553753357834">
                <text:p>0.00000005655537533578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00447510747593282">
                <text:p>0.000000447510747593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016137766396669">
                <text:p>0.000000161377663966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00326483169717601">
                <text:p>0.000000326483169717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0182563315426613">
                <text:p>0.000001825633154266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113967962178272">
                <text:p>0.000113967962178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0200540848862629">
                <text:p>0.00000200540848862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0934691467626099">
                <text:p>0.000000934691467626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0126338837329532">
                <text:p>0.000001263388373295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440342510642948">
                <text:p>0.00000440342510642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0206505833847906">
                <text:p>0.0000002065058338479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000929674713569336">
                <text:p>0.0000000929674713569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000657337086459221">
                <text:p>0.0000000657337086459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0189453654161753">
                <text:p>0.000000189453654161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00726229258979619">
                <text:p>0.00000007262292589796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0211973951678875">
                <text:p>0.000000211973951678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0271027858794377">
                <text:p>0.000000271027858794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0144596393698165">
                <text:p>0.000000144596393698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0255747149842642">
                <text:p>0.000000255747149842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192676586255314">
                <text:p>0.0000001926765862553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754341813854272">
                <text:p>0.000000754341813854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658159046619006">
                <text:p>0.000000658159046619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0416713890212591">
                <text:p>0.000000416713890212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110356866481041">
                <text:p>0.000000110356866481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0611414887669777">
                <text:p>0.00000006114148876697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0714979759892848">
                <text:p>0.0000000714979759892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000695617220516688">
                <text:p>0.0000000695617220516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00734909838660701">
                <text:p>0.00000007349098386607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00101692063696646">
                <text:p>0.000000101692063696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00408668319357696">
                <text:p>0.000000408668319357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00155547919318396">
                <text:p>0.000000155547919318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00131448911462154">
                <text:p>0.000000131448911462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000251131243634846">
                <text:p>0.0000002511312436348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000170068566206153">
                <text:p>0.0000001700685662061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0000233781573414989">
                <text:p>0.000000233781573414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000306938405513933">
                <text:p>0.000000306938405513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000133845624815842">
                <text:p>0.0000001338456248158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00000575118438243511">
                <text:p>0.00000005751184382435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000102194005194003">
                <text:p>0.000000102194005194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00000716986699323506">
                <text:p>0.0000000716986699323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0000643461362102174">
                <text:p>0.00000006434613621021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0000678956764263411">
                <text:p>0.0000000678956764263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000170928910626618">
                <text:p>0.0000001709289106266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0000168774793782967">
                <text:p>0.0000001687747937829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0000134850078679682">
                <text:p>0.000000134850078679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00000552959058747181">
                <text:p>0.0000000552959058747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00000910540466165586">
                <text:p>0.0000000910540466165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00000960356616522892">
                <text:p>0.00000009603566165228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0000100890222150092">
                <text:p>0.0000001008902221500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0000957192736134806">
                <text:p>0.0000000957192736134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0000862247590819518">
                <text:p>0.00000008622475908195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000054932409044547">
                <text:p>0.0000000549324090445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00000656739778545689">
                <text:p>0.0000000656739778545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00000467975760822852">
                <text:p>0.00000004679757608228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00000734000732911521">
                <text:p>0.00000007340007329115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0000519389700461005">
                <text:p>0.0000000519389700461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000060616686733588">
                <text:p>0.000000606166867335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000185531030292051">
                <text:p>0.000000185531030292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0000542279460327378">
                <text:p>0.0000000542279460327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0000475263092538638">
                <text:p>0.0000000475263092538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0000729231237110495">
                <text:p>0.00000007292312371104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000162863865261765">
                <text:p>0.000000162863865261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0000928028910811359">
                <text:p>0.0000000928028910811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00000529350453982055">
                <text:p>0.0000000529350453982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00000457109974835019">
                <text:p>0.00000004571099748350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000591524931260286">
                <text:p>0.00000005915249312602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00000568157983335882">
                <text:p>0.00000005681579833358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0000051832624379335">
                <text:p>0.0000000518326243793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00000868124211552252">
                <text:p>0.0000000868124211552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0000114605679183741">
                <text:p>0.000000114605679183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0000172798128950821">
                <text:p>0.0000001727981289508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00000737110465339212">
                <text:p>0.00000007371104653392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0000550349149001902">
                <text:p>0.00000005503491490019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0000478312445324088">
                <text:p>0.00000004783124453240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00000488703216829057">
                <text:p>0.00000004887032168290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0000465328106025555">
                <text:p>0.00000004653281060255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00000444862772603002">
                <text:p>0.0000000444862772603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0000505499190971819">
                <text:p>0.0000000505499190971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0000525059909682325">
                <text:p>0.00000005250599096823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0000339795374501498">
                <text:p>0.00000003397953745014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00000737339045349629">
                <text:p>0.00000007373390453496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00000501371094404279">
                <text:p>0.00000005013710944042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00000639507199840339">
                <text:p>0.0000000639507199840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00000768516737281179">
                <text:p>0.0000000768516737281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00000679878017896005">
                <text:p>0.0000000679878017896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0000441312252104208">
                <text:p>0.0000000441312252104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00000531111739257497">
                <text:p>0.0000000531111739257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00000444312696254522">
                <text:p>0.00000004443126962545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00000399347012184789">
                <text:p>0.0000000399347012184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0000483665923488371">
                <text:p>0.0000000483665923488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00000427295343460177">
                <text:p>0.00000004272953434601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0000424263178770602">
                <text:p>0.00000004242631787706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00000523362499615889">
                <text:p>0.00000005233624996158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0000556330289145575">
                <text:p>0.00000005563302891455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0000403702425168451">
                <text:p>0.00000004037024251684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0000429874677503501">
                <text:p>0.00000004298746775035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00000425004300170823">
                <text:p>0.00000004250043001708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00000456837509470465">
                <text:p>0.00000004568375094704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00000845065636534759">
                <text:p>0.00000008450656365347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00000477514163161674">
                <text:p>0.00000004775141631616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00000366715438037251">
                <text:p>0.0000000366715438037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00000424810467943691">
                <text:p>0.0000000424810467943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00000421803248365058">
                <text:p>0.00000004218032483650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00000315079075792942">
                <text:p>0.00000003150790757929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00000445356390904288">
                <text:p>0.00000004453563909042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00000588250399594111">
                <text:p>0.0000000588250399594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00000350547727248458">
                <text:p>0.00000003505477272484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00000449380581660296">
                <text:p>0.00000004493805816602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00000438596808294292">
                <text:p>0.00000004385968082942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00000376204851022837">
                <text:p>0.00000003762048510228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00000462691141460316">
                <text:p>0.00000004626911414603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00000425639872018004">
                <text:p>0.0000000425639872018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00000467907295288014">
                <text:p>0.00000004679072952880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00000382712091570982">
                <text:p>0.00000003827120915709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00000436120937522238">
                <text:p>0.00000004361209375222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00000309346607941679">
                <text:p>0.00000003093466079416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00000444441788967426">
                <text:p>0.00000004444417889674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0000042567253413972">
                <text:p>0.0000000425672534139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00000370732827592274">
                <text:p>0.00000003707328275922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00000468665129628608">
                <text:p>0.00000004686651296286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00000426765796319491">
                <text:p>0.00000004267657963194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00000379652409826677">
                <text:p>0.00000003796524098266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00000445914698670208">
                <text:p>0.00000004459146986702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00000398157495252695">
                <text:p>0.00000003981574952526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00000311126667578084">
                <text:p>0.00000003111266675780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00000510191251993126">
                <text:p>0.0000000510191251993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00000537034789286838">
                <text:p>0.00000005370347892868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0000032121285324823">
                <text:p>0.000000032121285324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00000432253819251501">
                <text:p>0.00000004322538192515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00000414407097215178">
                <text:p>0.0000000414407097215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00000360455352354882">
                <text:p>0.00000003604553523548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00000430364836458748">
                <text:p>0.00000004303648364587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00000430776424322835">
                <text:p>0.00000004307764243228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00000397856966550991">
                <text:p>0.0000000397856966550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00000367066061685632">
                <text:p>0.00000003670660616856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00000411889133082847">
                <text:p>0.00000004118891330828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00000363113877362388">
                <text:p>0.00000003631138773623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00000351996521087845">
                <text:p>0.00000003519965210878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00000439290706730898">
                <text:p>0.0000000439290706730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00000298117106231624">
                <text:p>0.00000002981171062316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00000470202932369654">
                <text:p>0.0000000470202932369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00000411305401964475">
                <text:p>0.00000004113054019644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00000336333422819249">
                <text:p>0.0000000336333422819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00000408999703356908">
                <text:p>0.00000004089997033569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00000389686398193397">
                <text:p>0.0000000389686398193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00000364072058307132">
                <text:p>0.00000003640720583071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00000435284022994107">
                <text:p>0.00000004352840229941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00000433712891366858">
                <text:p>0.00000004337128913668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00000342923040823255">
                <text:p>0.00000003429230408232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00000335918604386969">
                <text:p>0.00000003359186043869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00000372717558141003">
                <text:p>0.0000000372717558141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00000281632663016124">
                <text:p>0.00000002816326630161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00000429514842729237">
                <text:p>0.00000004295148427292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0000037476725352924">
                <text:p>0.0000000374767253529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00000390441910706805">
                <text:p>0.0000000390441910706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00000427500671823962">
                <text:p>0.00000004275006718239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00000460312616891694">
                <text:p>0.00000004603126168916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00000397205385650761">
                <text:p>0.00000003972053856507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00000457896935064438">
                <text:p>0.00000004578969350644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00000397792094035499">
                <text:p>0.00000003977920940354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00000346157307374532">
                <text:p>0.00000003461573073745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00000402623705689528">
                <text:p>0.00000004026237056895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00000419408976105574">
                <text:p>0.00000004194089761055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0000035621421272262">
                <text:p>0.0000000356214212722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00000460673552787095">
                <text:p>0.00000004606735527870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00466711264982148">
                <text:p>0.00000004667112649821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9">
                <text:p>999</text:p>
              </table:table-cell>
              <table:table-cell office:value-type="float" office:value="0.00000583079624836951">
                <text:p>0.00000583079624836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